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4.595cm"/>
    </style:style>
    <style:style style:name="co5" style:family="table-column">
      <style:table-column-properties fo:break-before="auto" style:column-width="6.308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5.5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Sheet1" table:style-name="ta1">
        <table:shapes>
          <draw:frame draw:z-index="0" draw:style-name="gr1" draw:text-style-name="P1" svg:width="29.976cm" svg:height="20.745cm" svg:x="0.44cm" svg:y="30.228cm">
            <draw:object draw:notify-on-update-of-ranges="Sheet1.A1:Sheet1.A1 Sheet1.A2:Sheet1.A66 Sheet1.B1:Sheet1.B1 Sheet1.B2:Sheet1.B66 Sheet1.C1:Sheet1.C1 Sheet1.C2:Sheet1.C66 Sheet1.D1:Sheet1.D1 Sheet1.D2:Sheet1.D66 Sheet1.E1:Sheet1.E1 Sheet1.E2:Sheet1.E66 Sheet1.F1:Sheet1.F1 Sheet1.F2:Sheet1.F66 Sheet1.G1:Sheet1.G1 Sheet1.G2:Sheet1.G66 Sheet1.H1:Sheet1.H1 Sheet1.H2:Sheet1.H66 Sheet1.I1:Sheet1.I1 Sheet1.I2:Sheet1.I66 Sheet1.J1:Sheet1.J1 Sheet1.J2:Sheet1.J66 Sheet1.K1:Sheet1.K1 Sheet1.K2:Sheet1.K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.976cm" svg:height="20.745cm" svg:x="0cm" svg:y="51.479cm">
            <draw:object draw:notify-on-update-of-ranges="Sheet1.A2:Sheet1.A66 Sheet1.A2:Sheet1.A66 Sheet1.E1:Sheet1.E1 Sheet1.E2:Sheet1.E66 Sheet1.A2:Sheet1.A66 Sheet1.F1:Sheet1.F1 Sheet1.F2:Sheet1.F66 Sheet1.A2:Sheet1.A66 Sheet1.H1:Sheet1.H1 Sheet1.H2:Sheet1.H6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.976cm" svg:height="20.745cm" svg:x="0cm" svg:y="72.703cm">
            <draw:object draw:notify-on-update-of-ranges="Sheet1.A2:Sheet1.A66 Sheet1.A2:Sheet1.A66 Sheet1.B1:Sheet1.B1 Sheet1.B2:Sheet1.B66 Sheet1.A2:Sheet1.A66 Sheet1.C1:Sheet1.C1 Sheet1.C2:Sheet1.C6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9.976cm" svg:height="20.745cm" svg:x="0cm" svg:y="93.926cm">
            <draw:object draw:notify-on-update-of-ranges="Sheet1.A2:Sheet1.A66 Sheet1.A2:Sheet1.A66 Sheet1.C1:Sheet1.C1 Sheet1.C2:Sheet1.C66 Sheet1.A2:Sheet1.A66 Sheet1.D1:Sheet1.D1 Sheet1.D2:Sheet1.D66 Sheet1.A2:Sheet1.A66 Sheet1.E1:Sheet1.E1 Sheet1.E2:Sheet1.E66 Sheet1.A2:Sheet1.A66 Sheet1.F1:Sheet1.F1 Sheet1.F2:Sheet1.F66 Sheet1.A2:Sheet1.A66 Sheet1.I1:Sheet1.I1 Sheet1.I2:Sheet1.I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9.976cm" svg:height="20.745cm" svg:x="0cm" svg:y="115.15cm">
            <draw:object draw:notify-on-update-of-ranges="Sheet1.A2:Sheet1.A66 Sheet1.A2:Sheet1.A66 Sheet1.E1:Sheet1.E1 Sheet1.E2:Sheet1.E66 Sheet1.A2:Sheet1.A66 Sheet1.F1:Sheet1.F1 Sheet1.F2:Sheet1.F66 Sheet1.A2:Sheet1.A66 Sheet1.G1:Sheet1.G1 Sheet1.G2:Sheet1.G66 Sheet1.A2:Sheet1.A66 Sheet1.H1:Sheet1.H1 Sheet1.H2:Sheet1.H6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Jacobi</text:p>
          </table:table-cell>
          <table:table-cell table:style-name="ce1" office:value-type="string" calcext:value-type="string">
            <text:p>GaussSeidel</text:p>
          </table:table-cell>
          <table:table-cell table:style-name="ce1" office:value-type="string" calcext:value-type="string">
            <text:p>GaussSeidel x2</text:p>
          </table:table-cell>
          <table:table-cell table:style-name="ce1" office:value-type="string" calcext:value-type="string">
            <text:p>SymGS</text:p>
          </table:table-cell>
          <table:table-cell table:style-name="ce1" office:value-type="string" calcext:value-type="string">
            <text:p>MulticolorOrdering-SymGS</text:p>
          </table:table-cell>
          <table:table-cell table:style-name="ce1" office:value-type="string" calcext:value-type="string">
            <text:p>BlockMulticolorOrdering(2x2)-SymGS</text:p>
          </table:table-cell>
          <table:table-cell table:style-name="ce1" office:value-type="string" calcext:value-type="string">
            <text:p>BlockMulticolorOrdering(4x4)-SymGS</text:p>
          </table:table-cell>
          <table:table-cell table:style-name="ce1" office:value-type="string" calcext:value-type="string">
            <text:p>MulticolorOrdering-GS</text:p>
          </table:table-cell>
          <table:table-cell table:style-name="ce1" office:value-type="string" calcext:value-type="string">
            <text:p>BlockMulticolorOrdering(2x2)-GS</text:p>
          </table:table-cell>
          <table:table-cell table:style-name="ce1" office:value-type="string" calcext:value-type="string">
            <text:p>BlockMulticolorOrdering(4x4)-GS</text:p>
          </table:table-cell>
          <table:table-cell table:style-name="ce1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41281" calcext:value-type="float">
            <text:p>641281</text:p>
          </table:table-cell>
          <table:table-cell table:style-name="Default" office:value-type="float" office:value="641281" calcext:value-type="float">
            <text:p>641281</text:p>
          </table:table-cell>
          <table:table-cell table:number-columns-repeated="7" office:value-type="float" office:value="641281" calcext:value-type="float">
            <text:p>64128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294" calcext:value-type="float">
            <text:p>460294</text:p>
          </table:table-cell>
          <table:table-cell office:value-type="float" office:value="375384" calcext:value-type="float">
            <text:p>375384</text:p>
          </table:table-cell>
          <table:table-cell table:style-name="Default" office:value-type="float" office:value="254367" calcext:value-type="float">
            <text:p>254367</text:p>
          </table:table-cell>
          <table:table-cell office:value-type="float" office:value="254789" calcext:value-type="float">
            <text:p>254789</text:p>
          </table:table-cell>
          <table:table-cell office:value-type="float" office:value="311667" calcext:value-type="float">
            <text:p>311667</text:p>
          </table:table-cell>
          <table:table-cell office:value-type="float" office:value="271804" calcext:value-type="float">
            <text:p>271804</text:p>
          </table:table-cell>
          <table:table-cell office:value-type="float" office:value="256457" calcext:value-type="float">
            <text:p>256457</text:p>
          </table:table-cell>
          <table:table-cell office:value-type="float" office:value="404896" calcext:value-type="float">
            <text:p>404896</text:p>
          </table:table-cell>
          <table:table-cell office:value-type="float" office:value="384586" calcext:value-type="float">
            <text:p>384586</text:p>
          </table:table-cell>
          <table:table-cell office:value-type="float" office:value="376319" calcext:value-type="float">
            <text:p>376319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212" calcext:value-type="float">
            <text:p>365212</text:p>
          </table:table-cell>
          <table:table-cell office:value-type="float" office:value="254367" calcext:value-type="float">
            <text:p>254367</text:p>
          </table:table-cell>
          <table:table-cell table:style-name="Default" office:value-type="float" office:value="125362" calcext:value-type="float">
            <text:p>125362</text:p>
          </table:table-cell>
          <table:table-cell office:value-type="float" office:value="127014" calcext:value-type="float">
            <text:p>127014</text:p>
          </table:table-cell>
          <table:table-cell office:value-type="float" office:value="194106" calcext:value-type="float">
            <text:p>194106</text:p>
          </table:table-cell>
          <table:table-cell office:value-type="float" office:value="148995" calcext:value-type="float">
            <text:p>148995</text:p>
          </table:table-cell>
          <table:table-cell office:value-type="float" office:value="128628" calcext:value-type="float">
            <text:p>128628</text:p>
          </table:table-cell>
          <table:table-cell office:value-type="float" office:value="269095" calcext:value-type="float">
            <text:p>269095</text:p>
          </table:table-cell>
          <table:table-cell office:value-type="float" office:value="263364" calcext:value-type="float">
            <text:p>263364</text:p>
          </table:table-cell>
          <table:table-cell office:value-type="float" office:value="254822" calcext:value-type="float">
            <text:p>25482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7539" calcext:value-type="float">
            <text:p>297539</text:p>
          </table:table-cell>
          <table:table-cell office:value-type="float" office:value="177790" calcext:value-type="float">
            <text:p>177790</text:p>
          </table:table-cell>
          <table:table-cell table:style-name="Default" office:value-type="float" office:value="62506.4" calcext:value-type="float">
            <text:p>62506.4</text:p>
          </table:table-cell>
          <table:table-cell office:value-type="float" office:value="64478.7" calcext:value-type="float">
            <text:p>64478.7</text:p>
          </table:table-cell>
          <table:table-cell office:value-type="float" office:value="122810" calcext:value-type="float">
            <text:p>122810</text:p>
          </table:table-cell>
          <table:table-cell office:value-type="float" office:value="84291.3" calcext:value-type="float">
            <text:p>84291.3</text:p>
          </table:table-cell>
          <table:table-cell office:value-type="float" office:value="65779.7" calcext:value-type="float">
            <text:p>65779.7</text:p>
          </table:table-cell>
          <table:table-cell office:value-type="float" office:value="184333" calcext:value-type="float">
            <text:p>184333</text:p>
          </table:table-cell>
          <table:table-cell office:value-type="float" office:value="184058" calcext:value-type="float">
            <text:p>184058</text:p>
          </table:table-cell>
          <table:table-cell office:value-type="float" office:value="177915" calcext:value-type="float">
            <text:p>17791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099" calcext:value-type="float">
            <text:p>245099</text:p>
          </table:table-cell>
          <table:table-cell office:value-type="float" office:value="125362" calcext:value-type="float">
            <text:p>125362</text:p>
          </table:table-cell>
          <table:table-cell table:style-name="Default" office:value-type="float" office:value="30938.8" calcext:value-type="float">
            <text:p>30938.8</text:p>
          </table:table-cell>
          <table:table-cell office:value-type="float" office:value="32834.8" calcext:value-type="float">
            <text:p>32834.8</text:p>
          </table:table-cell>
          <table:table-cell office:value-type="float" office:value="77865.8" calcext:value-type="float">
            <text:p>77865.8</text:p>
          </table:table-cell>
          <table:table-cell office:value-type="float" office:value="48047.7" calcext:value-type="float">
            <text:p>48047.7</text:p>
          </table:table-cell>
          <table:table-cell office:value-type="float" office:value="33760" calcext:value-type="float">
            <text:p>33760</text:p>
          </table:table-cell>
          <table:table-cell office:value-type="float" office:value="127256" calcext:value-type="float">
            <text:p>127256</text:p>
          </table:table-cell>
          <table:table-cell office:value-type="float" office:value="128122" calcext:value-type="float">
            <text:p>128122</text:p>
          </table:table-cell>
          <table:table-cell office:value-type="float" office:value="125426" calcext:value-type="float">
            <text:p>125426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858" calcext:value-type="float">
            <text:p>202858</text:p>
          </table:table-cell>
          <table:table-cell office:value-type="float" office:value="88555.7" calcext:value-type="float">
            <text:p>88555.7</text:p>
          </table:table-cell>
          <table:table-cell table:style-name="Default" office:value-type="float" office:value="15152.3" calcext:value-type="float">
            <text:p>15152.3</text:p>
          </table:table-cell>
          <table:table-cell office:value-type="float" office:value="16733" calcext:value-type="float">
            <text:p>16733</text:p>
          </table:table-cell>
          <table:table-cell office:value-type="float" office:value="49385" calcext:value-type="float">
            <text:p>49385</text:p>
          </table:table-cell>
          <table:table-cell office:value-type="float" office:value="27451.1" calcext:value-type="float">
            <text:p>27451.1</text:p>
          </table:table-cell>
          <table:table-cell office:value-type="float" office:value="17341.7" calcext:value-type="float">
            <text:p>17341.7</text:p>
          </table:table-cell>
          <table:table-cell office:value-type="float" office:value="87996.8" calcext:value-type="float">
            <text:p>87996.8</text:p>
          </table:table-cell>
          <table:table-cell office:value-type="float" office:value="89043.4" calcext:value-type="float">
            <text:p>89043.4</text:p>
          </table:table-cell>
          <table:table-cell office:value-type="float" office:value="88531.1" calcext:value-type="float">
            <text:p>88531.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235" calcext:value-type="float">
            <text:p>168235</text:p>
          </table:table-cell>
          <table:table-cell office:value-type="float" office:value="62506.4" calcext:value-type="float">
            <text:p>62506.4</text:p>
          </table:table-cell>
          <table:table-cell table:style-name="Default" office:value-type="float" office:value="7356.22" calcext:value-type="float">
            <text:p>7356.22</text:p>
          </table:table-cell>
          <table:table-cell office:value-type="float" office:value="8529.25" calcext:value-type="float">
            <text:p>8529.25</text:p>
          </table:table-cell>
          <table:table-cell office:value-type="float" office:value="31323.5" calcext:value-type="float">
            <text:p>31323.5</text:p>
          </table:table-cell>
          <table:table-cell office:value-type="float" office:value="15696.2" calcext:value-type="float">
            <text:p>15696.2</text:p>
          </table:table-cell>
          <table:table-cell office:value-type="float" office:value="8910.35" calcext:value-type="float">
            <text:p>8910.35</text:p>
          </table:table-cell>
          <table:table-cell office:value-type="float" office:value="60869.6" calcext:value-type="float">
            <text:p>60869.6</text:p>
          </table:table-cell>
          <table:table-cell office:value-type="float" office:value="61860.1" calcext:value-type="float">
            <text:p>61860.1</text:p>
          </table:table-cell>
          <table:table-cell office:value-type="float" office:value="62413.9" calcext:value-type="float">
            <text:p>62413.9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42" calcext:value-type="float">
            <text:p>139642</text:p>
          </table:table-cell>
          <table:table-cell office:value-type="float" office:value="44032.8" calcext:value-type="float">
            <text:p>44032.8</text:p>
          </table:table-cell>
          <table:table-cell table:style-name="Default" office:value-type="float" office:value="3550.53" calcext:value-type="float">
            <text:p>3550.53</text:p>
          </table:table-cell>
          <table:table-cell office:value-type="float" office:value="4347.92" calcext:value-type="float">
            <text:p>4347.92</text:p>
          </table:table-cell>
          <table:table-cell office:value-type="float" office:value="19867.9" calcext:value-type="float">
            <text:p>19867.9</text:p>
          </table:table-cell>
          <table:table-cell office:value-type="float" office:value="8977.48" calcext:value-type="float">
            <text:p>8977.48</text:p>
          </table:table-cell>
          <table:table-cell office:value-type="float" office:value="4578.64" calcext:value-type="float">
            <text:p>4578.64</text:p>
          </table:table-cell>
          <table:table-cell office:value-type="float" office:value="42108.7" calcext:value-type="float">
            <text:p>42108.7</text:p>
          </table:table-cell>
          <table:table-cell office:value-type="float" office:value="42964.2" calcext:value-type="float">
            <text:p>42964.2</text:p>
          </table:table-cell>
          <table:table-cell office:value-type="float" office:value="43907.3" calcext:value-type="float">
            <text:p>43907.3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951" calcext:value-type="float">
            <text:p>115951</text:p>
          </table:table-cell>
          <table:table-cell office:value-type="float" office:value="30938.8" calcext:value-type="float">
            <text:p>30938.8</text:p>
          </table:table-cell>
          <table:table-cell table:style-name="Default" office:value-type="float" office:value="1707.6" calcext:value-type="float">
            <text:p>1707.6</text:p>
          </table:table-cell>
          <table:table-cell office:value-type="float" office:value="2216.48" calcext:value-type="float">
            <text:p>2216.48</text:p>
          </table:table-cell>
          <table:table-cell office:value-type="float" office:value="12601.9" calcext:value-type="float">
            <text:p>12601.9</text:p>
          </table:table-cell>
          <table:table-cell office:value-type="float" office:value="5135.27" calcext:value-type="float">
            <text:p>5135.27</text:p>
          </table:table-cell>
          <table:table-cell office:value-type="float" office:value="2352.83" calcext:value-type="float">
            <text:p>2352.83</text:p>
          </table:table-cell>
          <table:table-cell office:value-type="float" office:value="29131" calcext:value-type="float">
            <text:p>29131</text:p>
          </table:table-cell>
          <table:table-cell office:value-type="float" office:value="29829.7" calcext:value-type="float">
            <text:p>29829.7</text:p>
          </table:table-cell>
          <table:table-cell office:value-type="float" office:value="30811.4" calcext:value-type="float">
            <text:p>30811.4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294.8" calcext:value-type="float">
            <text:p>96294.8</text:p>
          </table:table-cell>
          <table:table-cell office:value-type="float" office:value="21679.2" calcext:value-type="float">
            <text:p>21679.2</text:p>
          </table:table-cell>
          <table:table-cell table:style-name="Default" office:value-type="float" office:value="819.548" calcext:value-type="float">
            <text:p>819.548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7993.22" calcext:value-type="float">
            <text:p>7993.22</text:p>
          </table:table-cell>
          <table:table-cell office:value-type="float" office:value="2937.58" calcext:value-type="float">
            <text:p>2937.58</text:p>
          </table:table-cell>
          <table:table-cell office:value-type="float" office:value="1209.06" calcext:value-type="float">
            <text:p>1209.06</text:p>
          </table:table-cell>
          <table:table-cell office:value-type="float" office:value="20153.2" calcext:value-type="float">
            <text:p>20153.2</text:p>
          </table:table-cell>
          <table:table-cell office:value-type="float" office:value="20702.3" calcext:value-type="float">
            <text:p>20702.3</text:p>
          </table:table-cell>
          <table:table-cell office:value-type="float" office:value="21568.3" calcext:value-type="float">
            <text:p>21568.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75.8" calcext:value-type="float">
            <text:p>79975.8</text:p>
          </table:table-cell>
          <table:table-cell office:value-type="float" office:value="15152.3" calcext:value-type="float">
            <text:p>15152.3</text:p>
          </table:table-cell>
          <table:table-cell table:style-name="Default" office:value-type="float" office:value="392.865" calcext:value-type="float">
            <text:p>392.865</text:p>
          </table:table-cell>
          <table:table-cell office:value-type="float" office:value="576.014" calcext:value-type="float">
            <text:p>576.014</text:p>
          </table:table-cell>
          <table:table-cell office:value-type="float" office:value="5070" calcext:value-type="float">
            <text:p>5070</text:p>
          </table:table-cell>
          <table:table-cell office:value-type="float" office:value="1680.44" calcext:value-type="float">
            <text:p>1680.44</text:p>
          </table:table-cell>
          <table:table-cell office:value-type="float" office:value="621.309" calcext:value-type="float">
            <text:p>621.309</text:p>
          </table:table-cell>
          <table:table-cell office:value-type="float" office:value="13942.4" calcext:value-type="float">
            <text:p>13942.4</text:p>
          </table:table-cell>
          <table:table-cell office:value-type="float" office:value="14362.3" calcext:value-type="float">
            <text:p>14362.3</text:p>
          </table:table-cell>
          <table:table-cell office:value-type="float" office:value="15064.5" calcext:value-type="float">
            <text:p>15064.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424.3" calcext:value-type="float">
            <text:p>66424.3</text:p>
          </table:table-cell>
          <table:table-cell office:value-type="float" office:value="10567.2" calcext:value-type="float">
            <text:p>10567.2</text:p>
          </table:table-cell>
          <table:table-cell table:style-name="Default" office:value-type="float" office:value="188.199" calcext:value-type="float">
            <text:p>188.199</text:p>
          </table:table-cell>
          <table:table-cell office:value-type="float" office:value="293.642" calcext:value-type="float">
            <text:p>293.642</text:p>
          </table:table-cell>
          <table:table-cell office:value-type="float" office:value="3215.84" calcext:value-type="float">
            <text:p>3215.84</text:p>
          </table:table-cell>
          <table:table-cell office:value-type="float" office:value="961.301" calcext:value-type="float">
            <text:p>961.301</text:p>
          </table:table-cell>
          <table:table-cell office:value-type="float" office:value="319.276" calcext:value-type="float">
            <text:p>319.276</text:p>
          </table:table-cell>
          <table:table-cell office:value-type="float" office:value="9645.6" calcext:value-type="float">
            <text:p>9645.6</text:p>
          </table:table-cell>
          <table:table-cell office:value-type="float" office:value="9960.5" calcext:value-type="float">
            <text:p>9960.5</text:p>
          </table:table-cell>
          <table:table-cell office:value-type="float" office:value="10502.1" calcext:value-type="float">
            <text:p>10502.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169.7" calcext:value-type="float">
            <text:p>55169.7</text:p>
          </table:table-cell>
          <table:table-cell office:value-type="float" office:value="7356.22" calcext:value-type="float">
            <text:p>7356.22</text:p>
          </table:table-cell>
          <table:table-cell table:style-name="Default" office:value-type="float" office:value="90.1205" calcext:value-type="float">
            <text:p>90.1205</text:p>
          </table:table-cell>
          <table:table-cell office:value-type="float" office:value="149.693" calcext:value-type="float">
            <text:p>149.693</text:p>
          </table:table-cell>
          <table:table-cell office:value-type="float" office:value="2039.77" calcext:value-type="float">
            <text:p>2039.77</text:p>
          </table:table-cell>
          <table:table-cell office:value-type="float" office:value="549.916" calcext:value-type="float">
            <text:p>549.916</text:p>
          </table:table-cell>
          <table:table-cell office:value-type="float" office:value="164.068" calcext:value-type="float">
            <text:p>164.068</text:p>
          </table:table-cell>
          <table:table-cell office:value-type="float" office:value="6673.03" calcext:value-type="float">
            <text:p>6673.03</text:p>
          </table:table-cell>
          <table:table-cell office:value-type="float" office:value="6905.89" calcext:value-type="float">
            <text:p>6905.89</text:p>
          </table:table-cell>
          <table:table-cell office:value-type="float" office:value="7310.07" calcext:value-type="float">
            <text:p>7310.07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822.2" calcext:value-type="float">
            <text:p>45822.2</text:p>
          </table:table-cell>
          <table:table-cell office:value-type="float" office:value="5113.52" calcext:value-type="float">
            <text:p>5113.52</text:p>
          </table:table-cell>
          <table:table-cell table:style-name="Default" office:value-type="float" office:value="43.1455" calcext:value-type="float">
            <text:p>43.1455</text:p>
          </table:table-cell>
          <table:table-cell office:value-type="float" office:value="76.3105" calcext:value-type="float">
            <text:p>76.3105</text:p>
          </table:table-cell>
          <table:table-cell office:value-type="float" office:value="1293.8" calcext:value-type="float">
            <text:p>1293.8</text:p>
          </table:table-cell>
          <table:table-cell office:value-type="float" office:value="314.581" calcext:value-type="float">
            <text:p>314.581</text:p>
          </table:table-cell>
          <table:table-cell office:value-type="float" office:value="84.3104" calcext:value-type="float">
            <text:p>84.3104</text:p>
          </table:table-cell>
          <table:table-cell office:value-type="float" office:value="4616.54" calcext:value-type="float">
            <text:p>4616.54</text:p>
          </table:table-cell>
          <table:table-cell office:value-type="float" office:value="4786.98" calcext:value-type="float">
            <text:p>4786.98</text:p>
          </table:table-cell>
          <table:table-cell office:value-type="float" office:value="5081.95" calcext:value-type="float">
            <text:p>5081.9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58.6" calcext:value-type="float">
            <text:p>38058.6</text:p>
          </table:table-cell>
          <table:table-cell office:value-type="float" office:value="3550.53" calcext:value-type="float">
            <text:p>3550.53</text:p>
          </table:table-cell>
          <table:table-cell table:style-name="Default" office:value-type="float" office:value="20.6535" calcext:value-type="float">
            <text:p>20.6535</text:p>
          </table:table-cell>
          <table:table-cell office:value-type="float" office:value="38.9015" calcext:value-type="float">
            <text:p>38.9015</text:p>
          </table:table-cell>
          <table:table-cell office:value-type="float" office:value="820.642" calcext:value-type="float">
            <text:p>820.642</text:p>
          </table:table-cell>
          <table:table-cell office:value-type="float" office:value="179.957" calcext:value-type="float">
            <text:p>179.957</text:p>
          </table:table-cell>
          <table:table-cell office:value-type="float" office:value="43.3249" calcext:value-type="float">
            <text:p>43.3249</text:p>
          </table:table-cell>
          <table:table-cell office:value-type="float" office:value="3193.83" calcext:value-type="float">
            <text:p>3193.83</text:p>
          </table:table-cell>
          <table:table-cell office:value-type="float" office:value="3317.63" calcext:value-type="float">
            <text:p>3317.63</text:p>
          </table:table-cell>
          <table:table-cell office:value-type="float" office:value="3529.53" calcext:value-type="float">
            <text:p>3529.53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10.4" calcext:value-type="float">
            <text:p>31610.4</text:p>
          </table:table-cell>
          <table:table-cell office:value-type="float" office:value="2463.12" calcext:value-type="float">
            <text:p>2463.12</text:p>
          </table:table-cell>
          <table:table-cell table:style-name="Default" office:value-type="float" office:value="9.88602" calcext:value-type="float">
            <text:p>9.88602</text:p>
          </table:table-cell>
          <table:table-cell office:value-type="float" office:value="19.8312" calcext:value-type="float">
            <text:p>19.8312</text:p>
          </table:table-cell>
          <table:table-cell office:value-type="float" office:value="520.524" calcext:value-type="float">
            <text:p>520.524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22.2635" calcext:value-type="float">
            <text:p>22.2635</text:p>
          </table:table-cell>
          <table:table-cell office:value-type="float" office:value="2209.56" calcext:value-type="float">
            <text:p>2209.56</text:p>
          </table:table-cell>
          <table:table-cell office:value-type="float" office:value="2298.98" calcext:value-type="float">
            <text:p>2298.98</text:p>
          </table:table-cell>
          <table:table-cell office:value-type="float" office:value="2449.49" calcext:value-type="float">
            <text:p>2449.49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54.7" calcext:value-type="float">
            <text:p>26254.7</text:p>
          </table:table-cell>
          <table:table-cell office:value-type="float" office:value="1707.6" calcext:value-type="float">
            <text:p>1707.6</text:p>
          </table:table-cell>
          <table:table-cell table:style-name="Default" office:value-type="float" office:value="4.73187" calcext:value-type="float">
            <text:p>4.73187</text:p>
          </table:table-cell>
          <table:table-cell office:value-type="float" office:value="10.1095" calcext:value-type="float">
            <text:p>10.1095</text:p>
          </table:table-cell>
          <table:table-cell office:value-type="float" office:value="330.162" calcext:value-type="float">
            <text:p>330.162</text:p>
          </table:table-cell>
          <table:table-cell office:value-type="float" office:value="58.8902" calcext:value-type="float">
            <text:p>58.8902</text:p>
          </table:table-cell>
          <table:table-cell office:value-type="float" office:value="11.4406" calcext:value-type="float">
            <text:p>11.4406</text:p>
          </table:table-cell>
          <table:table-cell office:value-type="float" office:value="1528.62" calcext:value-type="float">
            <text:p>1528.62</text:p>
          </table:table-cell>
          <table:table-cell office:value-type="float" office:value="1592.94" calcext:value-type="float">
            <text:p>1592.94</text:p>
          </table:table-cell>
          <table:table-cell office:value-type="float" office:value="1698.96" calcext:value-type="float">
            <text:p>1698.96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806.5" calcext:value-type="float">
            <text:p>21806.5</text:p>
          </table:table-cell>
          <table:table-cell office:value-type="float" office:value="1183.22" calcext:value-type="float">
            <text:p>1183.22</text:p>
          </table:table-cell>
          <table:table-cell table:style-name="Default" office:value-type="float" office:value="2.26482" calcext:value-type="float">
            <text:p>2.26482</text:p>
          </table:table-cell>
          <table:table-cell office:value-type="float" office:value="5.15361" calcext:value-type="float">
            <text:p>5.15361</text:p>
          </table:table-cell>
          <table:table-cell office:value-type="float" office:value="209.418" calcext:value-type="float">
            <text:p>209.418</text:p>
          </table:table-cell>
          <table:table-cell office:value-type="float" office:value="33.6883" calcext:value-type="float">
            <text:p>33.6883</text:p>
          </table:table-cell>
          <table:table-cell office:value-type="float" office:value="5.87904" calcext:value-type="float">
            <text:p>5.87904</text:p>
          </table:table-cell>
          <table:table-cell office:value-type="float" office:value="1057.53" calcext:value-type="float">
            <text:p>1057.53</text:p>
          </table:table-cell>
          <table:table-cell office:value-type="float" office:value="1103.64" calcext:value-type="float">
            <text:p>1103.64</text:p>
          </table:table-cell>
          <table:table-cell office:value-type="float" office:value="1177.87" calcext:value-type="float">
            <text:p>1177.87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11.8" calcext:value-type="float">
            <text:p>18111.8</text:p>
          </table:table-cell>
          <table:table-cell office:value-type="float" office:value="819.548" calcext:value-type="float">
            <text:p>819.548</text:p>
          </table:table-cell>
          <table:table-cell table:style-name="Default" office:value-type="float" office:value="1.084" calcext:value-type="float">
            <text:p>1.084</text:p>
          </table:table-cell>
          <table:table-cell office:value-type="float" office:value="2.6272" calcext:value-type="float">
            <text:p>2.6272</text:p>
          </table:table-cell>
          <table:table-cell office:value-type="float" office:value="132.831" calcext:value-type="float">
            <text:p>132.831</text:p>
          </table:table-cell>
          <table:table-cell office:value-type="float" office:value="19.2715" calcext:value-type="float">
            <text:p>19.2715</text:p>
          </table:table-cell>
          <table:table-cell office:value-type="float" office:value="3.02108" calcext:value-type="float">
            <text:p>3.02108</text:p>
          </table:table-cell>
          <table:table-cell office:value-type="float" office:value="731.626" calcext:value-type="float">
            <text:p>731.626</text:p>
          </table:table-cell>
          <table:table-cell office:value-type="float" office:value="764.593" calcext:value-type="float">
            <text:p>764.593</text:p>
          </table:table-cell>
          <table:table-cell office:value-type="float" office:value="816.332" calcext:value-type="float">
            <text:p>816.332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43.2" calcext:value-type="float">
            <text:p>15043.2</text:p>
          </table:table-cell>
          <table:table-cell office:value-type="float" office:value="567.488" calcext:value-type="float">
            <text:p>567.488</text:p>
          </table:table-cell>
          <table:table-cell table:style-name="Default" office:value-type="float" office:value="0.518828" calcext:value-type="float">
            <text:p>0.518828</text:p>
          </table:table-cell>
          <table:table-cell office:value-type="float" office:value="1.33929" calcext:value-type="float">
            <text:p>1.33929</text:p>
          </table:table-cell>
          <table:table-cell office:value-type="float" office:value="84.2534" calcext:value-type="float">
            <text:p>84.2534</text:p>
          </table:table-cell>
          <table:table-cell office:value-type="float" office:value="11.0243" calcext:value-type="float">
            <text:p>11.0243</text:p>
          </table:table-cell>
          <table:table-cell office:value-type="float" office:value="1.55245" calcext:value-type="float">
            <text:p>1.55245</text:p>
          </table:table-cell>
          <table:table-cell office:value-type="float" office:value="506.155" calcext:value-type="float">
            <text:p>506.155</text:p>
          </table:table-cell>
          <table:table-cell office:value-type="float" office:value="529.679" calcext:value-type="float">
            <text:p>529.679</text:p>
          </table:table-cell>
          <table:table-cell office:value-type="float" office:value="565.62" calcext:value-type="float">
            <text:p>565.62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.5" calcext:value-type="float">
            <text:p>12494.5</text:p>
          </table:table-cell>
          <table:table-cell office:value-type="float" office:value="392.865" calcext:value-type="float">
            <text:p>392.865</text:p>
          </table:table-cell>
          <table:table-cell table:style-name="Default" office:value-type="float" office:value="0.248322" calcext:value-type="float">
            <text:p>0.248322</text:p>
          </table:table-cell>
          <table:table-cell office:value-type="float" office:value="0.682739" calcext:value-type="float">
            <text:p>0.682739</text:p>
          </table:table-cell>
          <table:table-cell office:value-type="float" office:value="53.4409" calcext:value-type="float">
            <text:p>53.4409</text:p>
          </table:table-cell>
          <table:table-cell office:value-type="float" office:value="6.30651" calcext:value-type="float">
            <text:p>6.30651</text:p>
          </table:table-cell>
          <table:table-cell office:value-type="float" office:value="0.797762" calcext:value-type="float">
            <text:p>0.797762</text:p>
          </table:table-cell>
          <table:table-cell office:value-type="float" office:value="350.17" calcext:value-type="float">
            <text:p>350.17</text:p>
          </table:table-cell>
          <table:table-cell office:value-type="float" office:value="366.928" calcext:value-type="float">
            <text:p>366.928</text:p>
          </table:table-cell>
          <table:table-cell office:value-type="float" office:value="391.831" calcext:value-type="float">
            <text:p>391.831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77.6" calcext:value-type="float">
            <text:p>10377.6</text:p>
          </table:table-cell>
          <table:table-cell office:value-type="float" office:value="271.93" calcext:value-type="float">
            <text:p>271.93</text:p>
          </table:table-cell>
          <table:table-cell table:style-name="Default" office:value-type="float" office:value="0.118852" calcext:value-type="float">
            <text:p>0.118852</text:p>
          </table:table-cell>
          <table:table-cell office:value-type="float" office:value="0.348045" calcext:value-type="float">
            <text:p>0.348045</text:p>
          </table:table-cell>
          <table:table-cell office:value-type="float" office:value="33.8969" calcext:value-type="float">
            <text:p>33.8969</text:p>
          </table:table-cell>
          <table:table-cell office:value-type="float" office:value="3.60766" calcext:value-type="float">
            <text:p>3.60766</text:p>
          </table:table-cell>
          <table:table-cell office:value-type="float" office:value="0.409948" calcext:value-type="float">
            <text:p>0.409948</text:p>
          </table:table-cell>
          <table:table-cell office:value-type="float" office:value="242.255" calcext:value-type="float">
            <text:p>242.255</text:p>
          </table:table-cell>
          <table:table-cell office:value-type="float" office:value="254.178" calcext:value-type="float">
            <text:p>254.178</text:p>
          </table:table-cell>
          <table:table-cell office:value-type="float" office:value="271.4" calcext:value-type="float">
            <text:p>271.4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19.31" calcext:value-type="float">
            <text:p>8619.31</text:p>
          </table:table-cell>
          <table:table-cell office:value-type="float" office:value="188.199" calcext:value-type="float">
            <text:p>188.199</text:p>
          </table:table-cell>
          <table:table-cell table:style-name="Default" office:value-type="float" office:value="0.0568846" calcext:value-type="float">
            <text:p>0.0568846</text:p>
          </table:table-cell>
          <table:table-cell office:value-type="float" office:value="0.177426" calcext:value-type="float">
            <text:p>0.177426</text:p>
          </table:table-cell>
          <table:table-cell office:value-type="float" office:value="21.5004" calcext:value-type="float">
            <text:p>21.5004</text:p>
          </table:table-cell>
          <table:table-cell office:value-type="float" office:value="2.06377" calcext:value-type="float">
            <text:p>2.06377</text:p>
          </table:table-cell>
          <table:table-cell office:value-type="float" office:value="0.210661" calcext:value-type="float">
            <text:p>0.210661</text:p>
          </table:table-cell>
          <table:table-cell office:value-type="float" office:value="167.597" calcext:value-type="float">
            <text:p>167.597</text:p>
          </table:table-cell>
          <table:table-cell office:value-type="float" office:value="176.07" calcext:value-type="float">
            <text:p>176.07</text:p>
          </table:table-cell>
          <table:table-cell office:value-type="float" office:value="187.964" calcext:value-type="float">
            <text:p>187.964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58.96" calcext:value-type="float">
            <text:p>7158.96</text:p>
          </table:table-cell>
          <table:table-cell office:value-type="float" office:value="130.237" calcext:value-type="float">
            <text:p>130.237</text:p>
          </table:table-cell>
          <table:table-cell table:style-name="Default" office:value-type="float" office:value="0.027226" calcext:value-type="float">
            <text:p>0.027226</text:p>
          </table:table-cell>
          <table:table-cell office:value-type="float" office:value="0.0904476" calcext:value-type="float">
            <text:p>0.0904476</text:p>
          </table:table-cell>
          <table:table-cell office:value-type="float" office:value="13.6375" calcext:value-type="float">
            <text:p>13.6375</text:p>
          </table:table-cell>
          <table:table-cell office:value-type="float" office:value="1.18059" calcext:value-type="float">
            <text:p>1.18059</text:p>
          </table:table-cell>
          <table:table-cell office:value-type="float" office:value="0.108253" calcext:value-type="float">
            <text:p>0.108253</text:p>
          </table:table-cell>
          <table:table-cell office:value-type="float" office:value="115.948" calcext:value-type="float">
            <text:p>115.948</text:p>
          </table:table-cell>
          <table:table-cell office:value-type="float" office:value="121.963" calcext:value-type="float">
            <text:p>121.963</text:p>
          </table:table-cell>
          <table:table-cell office:value-type="float" office:value="130.167" calcext:value-type="float">
            <text:p>130.167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46.03" calcext:value-type="float">
            <text:p>5946.03</text:p>
          </table:table-cell>
          <table:table-cell office:value-type="float" office:value="90.1205" calcext:value-type="float">
            <text:p>90.1205</text:p>
          </table:table-cell>
          <table:table-cell table:style-name="Default" office:value-type="float" office:value="0.0130309" calcext:value-type="float">
            <text:p>0.0130309</text:p>
          </table:table-cell>
          <table:table-cell office:value-type="float" office:value="0.0461082" calcext:value-type="float">
            <text:p>0.0461082</text:p>
          </table:table-cell>
          <table:table-cell office:value-type="float" office:value="8.65009" calcext:value-type="float">
            <text:p>8.65009</text:p>
          </table:table-cell>
          <table:table-cell office:value-type="float" office:value="0.67536" calcext:value-type="float">
            <text:p>0.67536</text:p>
          </table:table-cell>
          <table:table-cell office:value-type="float" office:value="0.0556283" calcext:value-type="float">
            <text:p>0.0556283</text:p>
          </table:table-cell>
          <table:table-cell office:value-type="float" office:value="80.2152" calcext:value-type="float">
            <text:p>80.2152</text:p>
          </table:table-cell>
          <table:table-cell office:value-type="float" office:value="84.4818" calcext:value-type="float">
            <text:p>84.4818</text:p>
          </table:table-cell>
          <table:table-cell office:value-type="float" office:value="90.1367" calcext:value-type="float">
            <text:p>90.1367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38.61" calcext:value-type="float">
            <text:p>4938.61</text:p>
          </table:table-cell>
          <table:table-cell office:value-type="float" office:value="62.3574" calcext:value-type="float">
            <text:p>62.3574</text:p>
          </table:table-cell>
          <table:table-cell table:style-name="Default" office:value-type="float" office:value="0.00623682" calcext:value-type="float">
            <text:p>0.00623682</text:p>
          </table:table-cell>
          <table:table-cell office:value-type="float" office:value="0.0235049" calcext:value-type="float">
            <text:p>0.0235049</text:p>
          </table:table-cell>
          <table:table-cell office:value-type="float" office:value="5.48665" calcext:value-type="float">
            <text:p>5.48665</text:p>
          </table:table-cell>
          <table:table-cell office:value-type="float" office:value="0.386342" calcext:value-type="float">
            <text:p>0.386342</text:p>
          </table:table-cell>
          <table:table-cell office:value-type="float" office:value="0.0285859" calcext:value-type="float">
            <text:p>0.0285859</text:p>
          </table:table-cell>
          <table:table-cell office:value-type="float" office:value="55.4947" calcext:value-type="float">
            <text:p>55.4947</text:p>
          </table:table-cell>
          <table:table-cell office:value-type="float" office:value="58.5189" calcext:value-type="float">
            <text:p>58.5189</text:p>
          </table:table-cell>
          <table:table-cell office:value-type="float" office:value="62.4139" calcext:value-type="float">
            <text:p>62.4139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01.87" calcext:value-type="float">
            <text:p>4101.87</text:p>
          </table:table-cell>
          <table:table-cell office:value-type="float" office:value="43.1455" calcext:value-type="float">
            <text:p>43.1455</text:p>
          </table:table-cell>
          <table:table-cell table:style-name="Default" office:value-type="float" office:value="0.00298505" calcext:value-type="float">
            <text:p>0.00298505</text:p>
          </table:table-cell>
          <table:table-cell office:value-type="float" office:value="0.0119823" calcext:value-type="float">
            <text:p>0.0119823</text:p>
          </table:table-cell>
          <table:table-cell office:value-type="float" office:value="3.48012" calcext:value-type="float">
            <text:p>3.48012</text:p>
          </table:table-cell>
          <table:table-cell office:value-type="float" office:value="0.221008" calcext:value-type="float">
            <text:p>0.221008</text:p>
          </table:table-cell>
          <table:table-cell office:value-type="float" office:value="0.0146895" calcext:value-type="float">
            <text:p>0.0146895</text:p>
          </table:table-cell>
          <table:table-cell office:value-type="float" office:value="38.3924" calcext:value-type="float">
            <text:p>38.3924</text:p>
          </table:table-cell>
          <table:table-cell office:value-type="float" office:value="40.5347" calcext:value-type="float">
            <text:p>40.5347</text:p>
          </table:table-cell>
          <table:table-cell office:value-type="float" office:value="43.2162" calcext:value-type="float">
            <text:p>43.2162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06.9" calcext:value-type="float">
            <text:p>3406.9</text:p>
          </table:table-cell>
          <table:table-cell office:value-type="float" office:value="29.8517" calcext:value-type="float">
            <text:p>29.8517</text:p>
          </table:table-cell>
          <table:table-cell table:style-name="Default" office:value-type="float" office:value="0.0014287" calcext:value-type="float">
            <text:p>0.0014287</text:p>
          </table:table-cell>
          <table:table-cell office:value-type="float" office:value="0.0061083" calcext:value-type="float">
            <text:p>0.0061083</text:p>
          </table:table-cell>
          <table:table-cell office:value-type="float" office:value="2.2074" calcext:value-type="float">
            <text:p>2.2074</text:p>
          </table:table-cell>
          <table:table-cell office:value-type="float" office:value="0.126428" calcext:value-type="float">
            <text:p>0.126428</text:p>
          </table:table-cell>
          <table:table-cell office:value-type="float" office:value="0.00754853" calcext:value-type="float">
            <text:p>0.00754853</text:p>
          </table:table-cell>
          <table:table-cell office:value-type="float" office:value="26.5607" calcext:value-type="float">
            <text:p>26.5607</text:p>
          </table:table-cell>
          <table:table-cell office:value-type="float" office:value="28.0773" calcext:value-type="float">
            <text:p>28.0773</text:p>
          </table:table-cell>
          <table:table-cell office:value-type="float" office:value="29.9226" calcext:value-type="float">
            <text:p>29.9226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29.68" calcext:value-type="float">
            <text:p>2829.68</text:p>
          </table:table-cell>
          <table:table-cell office:value-type="float" office:value="20.6535" calcext:value-type="float">
            <text:p>20.6535</text:p>
          </table:table-cell>
          <table:table-cell table:style-name="Default" office:value-type="float" office:value="0.000683802" calcext:value-type="float">
            <text:p>0.000683802</text:p>
          </table:table-cell>
          <table:table-cell office:value-type="float" office:value="0.00311387" calcext:value-type="float">
            <text:p>0.00311387</text:p>
          </table:table-cell>
          <table:table-cell office:value-type="float" office:value="1.40013" calcext:value-type="float">
            <text:p>1.40013</text:p>
          </table:table-cell>
          <table:table-cell office:value-type="float" office:value="0.0723238" calcext:value-type="float">
            <text:p>0.0723238</text:p>
          </table:table-cell>
          <table:table-cell office:value-type="float" office:value="0.00387898" calcext:value-type="float">
            <text:p>0.00387898</text:p>
          </table:table-cell>
          <table:table-cell office:value-type="float" office:value="18.3753" calcext:value-type="float">
            <text:p>18.3753</text:p>
          </table:table-cell>
          <table:table-cell office:value-type="float" office:value="19.4483" calcext:value-type="float">
            <text:p>19.4483</text:p>
          </table:table-cell>
          <table:table-cell office:value-type="float" office:value="20.7178" calcext:value-type="float">
            <text:p>20.7178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0.25" calcext:value-type="float">
            <text:p>2350.25</text:p>
          </table:table-cell>
          <table:table-cell office:value-type="float" office:value="14.2893" calcext:value-type="float">
            <text:p>14.2893</text:p>
          </table:table-cell>
          <table:table-cell table:style-name="Default" office:value-type="float" office:value="0.00032728" calcext:value-type="float">
            <text:p>0.00032728</text:p>
          </table:table-cell>
          <table:table-cell office:value-type="float" office:value="0.00158738" calcext:value-type="float">
            <text:p>0.00158738</text:p>
          </table:table-cell>
          <table:table-cell office:value-type="float" office:value="0.888084" calcext:value-type="float">
            <text:p>0.888084</text:p>
          </table:table-cell>
          <table:table-cell office:value-type="float" office:value="0.0413731" calcext:value-type="float">
            <text:p>0.0413731</text:p>
          </table:table-cell>
          <table:table-cell office:value-type="float" office:value="0.0019933" calcext:value-type="float">
            <text:p>0.0019933</text:p>
          </table:table-cell>
          <table:table-cell office:value-type="float" office:value="12.7125" calcext:value-type="float">
            <text:p>12.7125</text:p>
          </table:table-cell>
          <table:table-cell office:value-type="float" office:value="13.4712" calcext:value-type="float">
            <text:p>13.4712</text:p>
          </table:table-cell>
          <table:table-cell office:value-type="float" office:value="14.3444" calcext:value-type="float">
            <text:p>14.3444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2.06" calcext:value-type="float">
            <text:p>1952.06</text:p>
          </table:table-cell>
          <table:table-cell office:value-type="float" office:value="9.88602" calcext:value-type="float">
            <text:p>9.88602</text:p>
          </table:table-cell>
          <table:table-cell table:style-name="Default" office:value-type="float" office:value="0.000156642" calcext:value-type="float">
            <text:p>0.000156642</text:p>
          </table:table-cell>
          <table:table-cell office:value-type="float" office:value="0.000809213" calcext:value-type="float">
            <text:p>0.000809213</text:p>
          </table:table-cell>
          <table:table-cell office:value-type="float" office:value="0.563301" calcext:value-type="float">
            <text:p>0.563301</text:p>
          </table:table-cell>
          <table:table-cell office:value-type="float" office:value="0.0236676" calcext:value-type="float">
            <text:p>0.0236676</text:p>
          </table:table-cell>
          <table:table-cell office:value-type="float" office:value="0.0010243" calcext:value-type="float">
            <text:p>0.0010243</text:p>
          </table:table-cell>
          <table:table-cell office:value-type="float" office:value="8.79476" calcext:value-type="float">
            <text:p>8.79476</text:p>
          </table:table-cell>
          <table:table-cell office:value-type="float" office:value="9.33107" calcext:value-type="float">
            <text:p>9.33107</text:p>
          </table:table-cell>
          <table:table-cell office:value-type="float" office:value="9.93153" calcext:value-type="float">
            <text:p>9.93153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1.32" calcext:value-type="float">
            <text:p>1621.32</text:p>
          </table:table-cell>
          <table:table-cell office:value-type="float" office:value="6.83957" calcext:value-type="float">
            <text:p>6.83957</text:p>
          </table:table-cell>
          <table:table-cell office:value-type="float" office:value="0.0000749718" calcext:value-type="float">
            <text:p>7.50E-05</text:p>
          </table:table-cell>
          <table:table-cell office:value-type="float" office:value="0.000412519" calcext:value-type="float">
            <text:p>0.000412519</text:p>
          </table:table-cell>
          <table:table-cell office:value-type="float" office:value="0.357295" calcext:value-type="float">
            <text:p>0.357295</text:p>
          </table:table-cell>
          <table:table-cell office:value-type="float" office:value="0.0135391" calcext:value-type="float">
            <text:p>0.0135391</text:p>
          </table:table-cell>
          <table:table-cell office:value-type="float" office:value="0.000526362" calcext:value-type="float">
            <text:p>0.000526362</text:p>
          </table:table-cell>
          <table:table-cell office:value-type="float" office:value="6.08441" calcext:value-type="float">
            <text:p>6.08441</text:p>
          </table:table-cell>
          <table:table-cell office:value-type="float" office:value="6.46331" calcext:value-type="float">
            <text:p>6.46331</text:p>
          </table:table-cell>
          <table:table-cell office:value-type="float" office:value="6.87616" calcext:value-type="float">
            <text:p>6.87616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6.63" calcext:value-type="float">
            <text:p>1346.63</text:p>
          </table:table-cell>
          <table:table-cell office:value-type="float" office:value="4.73187" calcext:value-type="float">
            <text:p>4.73187</text:p>
          </table:table-cell>
          <table:table-cell office:value-type="float" office:value="0.0000358829" calcext:value-type="float">
            <text:p>3.59E-05</text:p>
          </table:table-cell>
          <table:table-cell office:value-type="float" office:value="0.000210293" calcext:value-type="float">
            <text:p>0.000210293</text:p>
          </table:table-cell>
          <table:table-cell office:value-type="float" office:value="0.226628" calcext:value-type="float">
            <text:p>0.226628</text:p>
          </table:table-cell>
          <table:table-cell office:value-type="float" office:value="0.0077451" calcext:value-type="float">
            <text:p>0.0077451</text:p>
          </table:table-cell>
          <table:table-cell office:value-type="float" office:value="0.000270483" calcext:value-type="float">
            <text:p>0.000270483</text:p>
          </table:table-cell>
          <table:table-cell office:value-type="float" office:value="4.20933" calcext:value-type="float">
            <text:p>4.20933</text:p>
          </table:table-cell>
          <table:table-cell office:value-type="float" office:value="4.47691" calcext:value-type="float">
            <text:p>4.47691</text:p>
          </table:table-cell>
          <table:table-cell office:value-type="float" office:value="4.76073" calcext:value-type="float">
            <text:p>4.76073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8.47" calcext:value-type="float">
            <text:p>1118.47</text:p>
          </table:table-cell>
          <table:table-cell office:value-type="float" office:value="3.27366" calcext:value-type="float">
            <text:p>3.27366</text:p>
          </table:table-cell>
          <table:table-cell office:value-type="float" office:value="0.0000171742" calcext:value-type="float">
            <text:p>1.72E-05</text:p>
          </table:table-cell>
          <table:table-cell office:value-type="float" office:value="0.000107203" calcext:value-type="float">
            <text:p>0.000107203</text:p>
          </table:table-cell>
          <table:table-cell office:value-type="float" office:value="0.143748" calcext:value-type="float">
            <text:p>0.143748</text:p>
          </table:table-cell>
          <table:table-cell office:value-type="float" office:value="0.00443061" calcext:value-type="float">
            <text:p>0.00443061</text:p>
          </table:table-cell>
          <table:table-cell office:value-type="float" office:value="0.000138994" calcext:value-type="float">
            <text:p>0.000138994</text:p>
          </table:table-cell>
          <table:table-cell office:value-type="float" office:value="2.91211" calcext:value-type="float">
            <text:p>2.91211</text:p>
          </table:table-cell>
          <table:table-cell office:value-type="float" office:value="3.101" calcext:value-type="float">
            <text:p>3.101</text:p>
          </table:table-cell>
          <table:table-cell office:value-type="float" office:value="3.29608" calcext:value-type="float">
            <text:p>3.29608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8.971" calcext:value-type="float">
            <text:p>928.971</text:p>
          </table:table-cell>
          <table:table-cell office:value-type="float" office:value="2.26482" calcext:value-type="float">
            <text:p>2.26482</text:p>
          </table:table-cell>
          <table:table-cell office:value-type="float" office:value="0.00000821988" calcext:value-type="float">
            <text:p>8.22E-06</text:p>
          </table:table-cell>
          <table:table-cell table:style-name="ce2" office:value-type="float" office:value="0.0000546495" calcext:value-type="float">
            <text:p>5.46E-05</text:p>
          </table:table-cell>
          <table:table-cell office:value-type="float" office:value="0.0911774" calcext:value-type="float">
            <text:p>0.0911774</text:p>
          </table:table-cell>
          <table:table-cell office:value-type="float" office:value="0.00253455" calcext:value-type="float">
            <text:p>0.00253455</text:p>
          </table:table-cell>
          <table:table-cell table:style-name="ce2" office:value-type="float" office:value="0.0000714252" calcext:value-type="float">
            <text:p>7.14E-05</text:p>
          </table:table-cell>
          <table:table-cell office:value-type="float" office:value="2.01466" calcext:value-type="float">
            <text:p>2.01466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2.28203" calcext:value-type="float">
            <text:p>2.28203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1.577" calcext:value-type="float">
            <text:p>771.577</text:p>
          </table:table-cell>
          <table:table-cell office:value-type="float" office:value="1.56687" calcext:value-type="float">
            <text:p>1.56687</text:p>
          </table:table-cell>
          <table:table-cell office:value-type="float" office:value="0.00000393418" calcext:value-type="float">
            <text:p>3.93E-06</text:p>
          </table:table-cell>
          <table:table-cell table:style-name="ce2" office:value-type="float" office:value="0.0000278591" calcext:value-type="float">
            <text:p>2.79E-05</text:p>
          </table:table-cell>
          <table:table-cell office:value-type="float" office:value="0.0578328" calcext:value-type="float">
            <text:p>0.0578328</text:p>
          </table:table-cell>
          <table:table-cell office:value-type="float" office:value="0.0014499" calcext:value-type="float">
            <text:p>0.0014499</text:p>
          </table:table-cell>
          <table:table-cell table:style-name="ce2" office:value-type="float" office:value="0.0000367035" calcext:value-type="float">
            <text:p>3.67E-05</text:p>
          </table:table-cell>
          <table:table-cell office:value-type="float" office:value="1.39379" calcext:value-type="float">
            <text:p>1.39379</text:p>
          </table:table-cell>
          <table:table-cell office:value-type="float" office:value="1.48781" calcext:value-type="float">
            <text:p>1.48781</text:p>
          </table:table-cell>
          <table:table-cell office:value-type="float" office:value="1.57995" calcext:value-type="float">
            <text:p>1.57995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0.851" calcext:value-type="float">
            <text:p>640.851</text:p>
          </table:table-cell>
          <table:table-cell office:value-type="float" office:value="1.084" calcext:value-type="float">
            <text:p>1.084</text:p>
          </table:table-cell>
          <table:table-cell office:value-type="float" office:value="0.00000188297" calcext:value-type="float">
            <text:p>1.88E-06</text:p>
          </table:table-cell>
          <table:table-cell table:style-name="ce2" office:value-type="float" office:value="0.0000142019" calcext:value-type="float">
            <text:p>1.42E-05</text:p>
          </table:table-cell>
          <table:table-cell office:value-type="float" office:value="0.0366826" calcext:value-type="float">
            <text:p>0.0366826</text:p>
          </table:table-cell>
          <table:table-cell office:value-type="float" office:value="0.000829418" calcext:value-type="float">
            <text:p>0.000829418</text:p>
          </table:table-cell>
          <table:table-cell table:style-name="ce2" office:value-type="float" office:value="0.0000188609" calcext:value-type="float">
            <text:p>1.89E-05</text:p>
          </table:table-cell>
          <table:table-cell office:value-type="float" office:value="0.964254" calcext:value-type="float">
            <text:p>0.964254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1.09387" calcext:value-type="float">
            <text:p>1.09387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2.273" calcext:value-type="float">
            <text:p>532.273</text:p>
          </table:table-cell>
          <table:table-cell office:value-type="float" office:value="0.749941" calcext:value-type="float">
            <text:p>0.749941</text:p>
          </table:table-cell>
          <table:table-cell office:value-type="float" office:value="0.000000901224" calcext:value-type="float">
            <text:p>9.01E-07</text:p>
          </table:table-cell>
          <table:table-cell table:style-name="ce2" office:value-type="float" office:value="0.00000723983" calcext:value-type="float">
            <text:p>7.24E-06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00474471" calcext:value-type="float">
            <text:p>0.000474471</text:p>
          </table:table-cell>
          <table:table-cell table:style-name="ce2" office:value-type="float" office:value="0.0000096921" calcext:value-type="float">
            <text:p>9.69E-06</text:p>
          </table:table-cell>
          <table:table-cell office:value-type="float" office:value="0.667092" calcext:value-type="float">
            <text:p>0.667092</text:p>
          </table:table-cell>
          <table:table-cell office:value-type="float" office:value="0.713824" calcext:value-type="float">
            <text:p>0.713824</text:p>
          </table:table-cell>
          <table:table-cell office:value-type="float" office:value="0.757331" calcext:value-type="float">
            <text:p>0.757331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2.091" calcext:value-type="float">
            <text:p>442.091</text:p>
          </table:table-cell>
          <table:table-cell office:value-type="float" office:value="0.518828" calcext:value-type="float">
            <text:p>0.518828</text:p>
          </table:table-cell>
          <table:table-cell office:value-type="float" office:value="0.000000431342" calcext:value-type="float">
            <text:p>4.31E-07</text:p>
          </table:table-cell>
          <table:table-cell table:style-name="ce2" office:value-type="float" office:value="0.0000036907" calcext:value-type="float">
            <text:p>3.69E-06</text:p>
          </table:table-cell>
          <table:table-cell office:value-type="float" office:value="0.0147582" calcext:value-type="float">
            <text:p>0.0147582</text:p>
          </table:table-cell>
          <table:table-cell office:value-type="float" office:value="0.000271423" calcext:value-type="float">
            <text:p>0.000271423</text:p>
          </table:table-cell>
          <table:table-cell table:style-name="ce2" office:value-type="float" office:value="0.00000498051" calcext:value-type="float">
            <text:p>4.98E-06</text:p>
          </table:table-cell>
          <table:table-cell office:value-type="float" office:value="0.461509" calcext:value-type="float">
            <text:p>0.461509</text:p>
          </table:table-cell>
          <table:table-cell office:value-type="float" office:value="0.49444" calcext:value-type="float">
            <text:p>0.49444</text:p>
          </table:table-cell>
          <table:table-cell office:value-type="float" office:value="0.524331" calcext:value-type="float">
            <text:p>0.524331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7.189" calcext:value-type="float">
            <text:p>367.189</text:p>
          </table:table-cell>
          <table:table-cell office:value-type="float" office:value="0.358938" calcext:value-type="float">
            <text:p>0.358938</text:p>
          </table:table-cell>
          <table:table-cell office:value-type="float" office:value="0.000000206448" calcext:value-type="float">
            <text:p>2.06E-07</text:p>
          </table:table-cell>
          <table:table-cell table:style-name="ce2" office:value-type="float" office:value="0.00000188144" calcext:value-type="float">
            <text:p>1.88E-06</text:p>
          </table:table-cell>
          <table:table-cell office:value-type="float" office:value="0.00936096" calcext:value-type="float">
            <text:p>0.00936096</text:p>
          </table:table-cell>
          <table:table-cell office:value-type="float" office:value="0.000155268" calcext:value-type="float">
            <text:p>0.000155268</text:p>
          </table:table-cell>
          <table:table-cell table:style-name="ce2" office:value-type="float" office:value="0.00000255935" calcext:value-type="float">
            <text:p>2.56E-06</text:p>
          </table:table-cell>
          <table:table-cell office:value-type="float" office:value="0.319282" calcext:value-type="float">
            <text:p>0.319282</text:p>
          </table:table-cell>
          <table:table-cell office:value-type="float" office:value="0.34248" calcext:value-type="float">
            <text:p>0.34248</text:p>
          </table:table-cell>
          <table:table-cell office:value-type="float" office:value="0.363016" calcext:value-type="float">
            <text:p>0.363016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.977" calcext:value-type="float">
            <text:p>304.977</text:p>
          </table:table-cell>
          <table:table-cell office:value-type="float" office:value="0.248322" calcext:value-type="float">
            <text:p>0.248322</text:p>
          </table:table-cell>
          <table:table-cell office:value-type="float" office:value="0.0000000988098" calcext:value-type="float">
            <text:p>9.88E-08</text:p>
          </table:table-cell>
          <table:table-cell table:style-name="ce2" office:value-type="float" office:value="0.000000959115" calcext:value-type="float">
            <text:p>9.59E-07</text:p>
          </table:table-cell>
          <table:table-cell office:value-type="float" office:value="0.00593755" calcext:value-type="float">
            <text:p>0.00593755</text:p>
          </table:table-cell>
          <table:table-cell table:style-name="ce2" office:value-type="float" office:value="0.0000888218" calcext:value-type="float">
            <text:p>8.88E-05</text:p>
          </table:table-cell>
          <table:table-cell table:style-name="ce2" office:value-type="float" office:value="0.00000131518" calcext:value-type="float">
            <text:p>1.32E-06</text:p>
          </table:table-cell>
          <table:table-cell office:value-type="float" office:value="0.220887" calcext:value-type="float">
            <text:p>0.220887</text:p>
          </table:table-cell>
          <table:table-cell office:value-type="float" office:value="0.237223" calcext:value-type="float">
            <text:p>0.237223</text:p>
          </table:table-cell>
          <table:table-cell office:value-type="float" office:value="0.251331" calcext:value-type="float">
            <text:p>0.251331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3.305" calcext:value-type="float">
            <text:p>253.305</text:p>
          </table:table-cell>
          <table:table-cell office:value-type="float" office:value="0.171795" calcext:value-type="float">
            <text:p>0.171795</text:p>
          </table:table-cell>
          <table:table-cell office:value-type="float" office:value="0.0000000472922" calcext:value-type="float">
            <text:p>4.73E-08</text:p>
          </table:table-cell>
          <table:table-cell table:style-name="ce2" office:value-type="float" office:value="0.000000488935" calcext:value-type="float">
            <text:p>4.89E-07</text:p>
          </table:table-cell>
          <table:table-cell office:value-type="float" office:value="0.00376612" calcext:value-type="float">
            <text:p>0.00376612</text:p>
          </table:table-cell>
          <table:table-cell table:style-name="ce2" office:value-type="float" office:value="0.0000508108" calcext:value-type="float">
            <text:p>5.08E-05</text:p>
          </table:table-cell>
          <table:table-cell table:style-name="ce2" office:value-type="float" office:value="0.000000675834" calcext:value-type="float">
            <text:p>6.76E-07</text:p>
          </table:table-cell>
          <table:table-cell office:value-type="float" office:value="0.152814" calcext:value-type="float">
            <text:p>0.152814</text:p>
          </table:table-cell>
          <table:table-cell office:value-type="float" office:value="0.164316" calcext:value-type="float">
            <text:p>0.164316</text:p>
          </table:table-cell>
          <table:table-cell office:value-type="float" office:value="0.174006" calcext:value-type="float">
            <text:p>0.174006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.388" calcext:value-type="float">
            <text:p>210.388</text:p>
          </table:table-cell>
          <table:table-cell office:value-type="float" office:value="0.118852" calcext:value-type="float">
            <text:p>0.118852</text:p>
          </table:table-cell>
          <table:table-cell office:value-type="float" office:value="0.0000000226349" calcext:value-type="float">
            <text:p>2.26E-08</text:p>
          </table:table-cell>
          <table:table-cell table:style-name="ce2" office:value-type="float" office:value="0.000000249248" calcext:value-type="float">
            <text:p>2.49E-07</text:p>
          </table:table-cell>
          <table:table-cell office:value-type="float" office:value="0.0023888" calcext:value-type="float">
            <text:p>0.0023888</text:p>
          </table:table-cell>
          <table:table-cell table:style-name="ce2" office:value-type="float" office:value="0.0000290665" calcext:value-type="float">
            <text:p>2.91E-05</text:p>
          </table:table-cell>
          <table:table-cell table:style-name="ce2" office:value-type="float" office:value="0.000000347293" calcext:value-type="float">
            <text:p>3.47E-07</text:p>
          </table:table-cell>
          <table:table-cell office:value-type="float" office:value="0.10572" calcext:value-type="float">
            <text:p>0.10572</text:p>
          </table:table-cell>
          <table:table-cell office:value-type="float" office:value="0.113815" calcext:value-type="float">
            <text:p>0.113815</text:p>
          </table:table-cell>
          <table:table-cell office:value-type="float" office:value="0.120471" calcext:value-type="float">
            <text:p>0.120471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4.743" calcext:value-type="float">
            <text:p>174.743</text:p>
          </table:table-cell>
          <table:table-cell office:value-type="float" office:value="0.0822243" calcext:value-type="float">
            <text:p>0.0822243</text:p>
          </table:table-cell>
          <table:table-cell office:value-type="float" office:value="0.0000000108335" calcext:value-type="float">
            <text:p>1.08E-08</text:p>
          </table:table-cell>
          <table:table-cell table:style-name="ce2" office:value-type="float" office:value="0.000000127061" calcext:value-type="float">
            <text:p>1.27E-07</text:p>
          </table:table-cell>
          <table:table-cell office:value-type="float" office:value="0.00151519" calcext:value-type="float">
            <text:p>0.00151519</text:p>
          </table:table-cell>
          <table:table-cell table:style-name="ce2" office:value-type="float" office:value="0.0000166276" calcext:value-type="float">
            <text:p>1.66E-05</text:p>
          </table:table-cell>
          <table:table-cell table:style-name="ce2" office:value-type="float" office:value="0.000000178464" calcext:value-type="float">
            <text:p>1.78E-07</text:p>
          </table:table-cell>
          <table:table-cell office:value-type="float" office:value="0.0731397" calcext:value-type="float">
            <text:p>0.0731397</text:p>
          </table:table-cell>
          <table:table-cell office:value-type="float" office:value="0.0788358" calcext:value-type="float">
            <text:p>0.0788358</text:p>
          </table:table-cell>
          <table:table-cell office:value-type="float" office:value="0.0834071" calcext:value-type="float">
            <text:p>0.0834071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.137" calcext:value-type="float">
            <text:p>145.137</text:p>
          </table:table-cell>
          <table:table-cell office:value-type="float" office:value="0.0568846" calcext:value-type="float">
            <text:p>0.0568846</text:p>
          </table:table-cell>
          <table:table-cell office:value-type="float" office:value="0.00000000518509" calcext:value-type="float">
            <text:p>5.19E-09</text:p>
          </table:table-cell>
          <table:table-cell table:style-name="ce2" office:value-type="float" office:value="0.000000064773" calcext:value-type="float">
            <text:p>6.48E-08</text:p>
          </table:table-cell>
          <table:table-cell office:value-type="float" office:value="0.000961067" calcext:value-type="float">
            <text:p>0.000961067</text:p>
          </table:table-cell>
          <table:table-cell table:style-name="ce2" office:value-type="float" office:value="0.00000951186" calcext:value-type="float">
            <text:p>9.51E-06</text:p>
          </table:table-cell>
          <table:table-cell table:style-name="ce2" office:value-type="float" office:value="0.0000000917079" calcext:value-type="float">
            <text:p>9.17E-08</text:p>
          </table:table-cell>
          <table:table-cell office:value-type="float" office:value="0.0505997" calcext:value-type="float">
            <text:p>0.0505997</text:p>
          </table:table-cell>
          <table:table-cell office:value-type="float" office:value="0.0546066" calcext:value-type="float">
            <text:p>0.0546066</text:p>
          </table:table-cell>
          <table:table-cell office:value-type="float" office:value="0.057746" calcext:value-type="float">
            <text:p>0.057746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.546" calcext:value-type="float">
            <text:p>120.546</text:p>
          </table:table-cell>
          <table:table-cell office:value-type="float" office:value="0.0393541" calcext:value-type="float">
            <text:p>0.0393541</text:p>
          </table:table-cell>
          <table:table-cell office:value-type="float" office:value="0.00000000248168" calcext:value-type="float">
            <text:p>2.48E-09</text:p>
          </table:table-cell>
          <table:table-cell table:style-name="ce2" office:value-type="float" office:value="0.0000000330198" calcext:value-type="float">
            <text:p>3.30E-08</text:p>
          </table:table-cell>
          <table:table-cell office:value-type="float" office:value="0.000609594" calcext:value-type="float">
            <text:p>0.000609594</text:p>
          </table:table-cell>
          <table:table-cell table:style-name="ce2" office:value-type="float" office:value="0.00000544129" calcext:value-type="float">
            <text:p>5.44E-06</text:p>
          </table:table-cell>
          <table:table-cell table:style-name="ce2" office:value-type="float" office:value="0.0000000471262" calcext:value-type="float">
            <text:p>4.71E-08</text:p>
          </table:table-cell>
          <table:table-cell office:value-type="float" office:value="0.035006" calcext:value-type="float">
            <text:p>0.035006</text:p>
          </table:table-cell>
          <table:table-cell office:value-type="float" office:value="0.037824" calcext:value-type="float">
            <text:p>0.037824</text:p>
          </table:table-cell>
          <table:table-cell office:value-type="float" office:value="0.0399798" calcext:value-type="float">
            <text:p>0.0399798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.122" calcext:value-type="float">
            <text:p>100.122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0.00000000118778" calcext:value-type="float">
            <text:p>1.19E-09</text:p>
          </table:table-cell>
          <table:table-cell table:style-name="ce2" office:value-type="float" office:value="0.0000000168328" calcext:value-type="float">
            <text:p>1.68E-08</text:p>
          </table:table-cell>
          <table:table-cell office:value-type="float" office:value="0.000386658" calcext:value-type="float">
            <text:p>0.000386658</text:p>
          </table:table-cell>
          <table:table-cell table:style-name="ce2" office:value-type="float" office:value="0.00000311271" calcext:value-type="float">
            <text:p>3.11E-06</text:p>
          </table:table-cell>
          <table:table-cell table:style-name="ce2" office:value-type="float" office:value="0.0000000242169" calcext:value-type="float">
            <text:p>2.42E-08</text:p>
          </table:table-cell>
          <table:table-cell office:value-type="float" office:value="0.0242179" calcext:value-type="float">
            <text:p>0.0242179</text:p>
          </table:table-cell>
          <table:table-cell office:value-type="float" office:value="0.0261993" calcext:value-type="float">
            <text:p>0.0261993</text:p>
          </table:table-cell>
          <table:table-cell office:value-type="float" office:value="0.0276796" calcext:value-type="float">
            <text:p>0.0276796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.159" calcext:value-type="float">
            <text:p>83.159</text:p>
          </table:table-cell>
          <table:table-cell office:value-type="float" office:value="0.0188356" calcext:value-type="float">
            <text:p>0.0188356</text:p>
          </table:table-cell>
          <table:table-cell office:value-type="float" office:value="0.000000000568492" calcext:value-type="float">
            <text:p>5.68E-10</text:p>
          </table:table-cell>
          <table:table-cell table:style-name="ce2" office:value-type="float" office:value="0.00000000858097" calcext:value-type="float">
            <text:p>8.58E-09</text:p>
          </table:table-cell>
          <table:table-cell office:value-type="float" office:value="0.000245253" calcext:value-type="float">
            <text:p>0.000245253</text:p>
          </table:table-cell>
          <table:table-cell table:style-name="ce2" office:value-type="float" office:value="0.00000178064" calcext:value-type="float">
            <text:p>1.78E-06</text:p>
          </table:table-cell>
          <table:table-cell table:style-name="ce2" office:value-type="float" office:value="0.0000000124444" calcext:value-type="float">
            <text:p>1.24E-08</text:p>
          </table:table-cell>
          <table:table-cell office:value-type="float" office:value="0.0167545" calcext:value-type="float">
            <text:p>0.0167545</text:p>
          </table:table-cell>
          <table:table-cell office:value-type="float" office:value="0.0181472" calcext:value-type="float">
            <text:p>0.0181472</text:p>
          </table:table-cell>
          <table:table-cell office:value-type="float" office:value="0.0191637" calcext:value-type="float">
            <text:p>0.0191637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0695" calcext:value-type="float">
            <text:p>69.0695</text:p>
          </table:table-cell>
          <table:table-cell office:value-type="float" office:value="0.0130309" calcext:value-type="float">
            <text:p>0.0130309</text:p>
          </table:table-cell>
          <table:table-cell office:value-type="float" office:value="0.00000000027209" calcext:value-type="float">
            <text:p>2.72E-10</text:p>
          </table:table-cell>
          <table:table-cell table:style-name="ce2" office:value-type="float" office:value="0.00000000437438" calcext:value-type="float">
            <text:p>4.37E-09</text:p>
          </table:table-cell>
          <table:table-cell office:value-type="float" office:value="0.000155561" calcext:value-type="float">
            <text:p>0.000155561</text:p>
          </table:table-cell>
          <table:table-cell table:style-name="ce2" office:value-type="float" office:value="0.00000101862" calcext:value-type="float">
            <text:p>1.02E-06</text:p>
          </table:table-cell>
          <table:table-cell table:style-name="ce2" office:value-type="float" office:value="0.00000000639483" calcext:value-type="float">
            <text:p>6.39E-09</text:p>
          </table:table-cell>
          <table:table-cell office:value-type="float" office:value="0.0115911" calcext:value-type="float">
            <text:p>0.0115911</text:p>
          </table:table-cell>
          <table:table-cell office:value-type="float" office:value="0.0125699" calcext:value-type="float">
            <text:p>0.0125699</text:p>
          </table:table-cell>
          <table:table-cell office:value-type="float" office:value="0.0132677" calcext:value-type="float">
            <text:p>0.0132677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3672" calcext:value-type="float">
            <text:p>57.3672</text:p>
          </table:table-cell>
          <table:table-cell office:value-type="float" office:value="0.00901505" calcext:value-type="float">
            <text:p>0.00901505</text:p>
          </table:table-cell>
          <table:table-cell office:value-type="float" office:value="0.000000000130227" calcext:value-type="float">
            <text:p>1.30E-10</text:p>
          </table:table-cell>
          <table:table-cell table:style-name="ce2" office:value-type="float" office:value="0.00000000222996" calcext:value-type="float">
            <text:p>2.23E-09</text:p>
          </table:table-cell>
          <table:table-cell table:style-name="ce2" office:value-type="float" office:value="0.0000986705" calcext:value-type="float">
            <text:p>9.87E-05</text:p>
          </table:table-cell>
          <table:table-cell table:style-name="ce2" office:value-type="float" office:value="0.000000582704" calcext:value-type="float">
            <text:p>5.83E-07</text:p>
          </table:table-cell>
          <table:table-cell table:style-name="ce2" office:value-type="float" office:value="0.00000000328613" calcext:value-type="float">
            <text:p>3.29E-09</text:p>
          </table:table-cell>
          <table:table-cell office:value-type="float" office:value="0.00801901" calcext:value-type="float">
            <text:p>0.00801901</text:p>
          </table:table-cell>
          <table:table-cell office:value-type="float" office:value="0.00870672" calcext:value-type="float">
            <text:p>0.00870672</text:p>
          </table:table-cell>
          <table:table-cell office:value-type="float" office:value="0.00918578" calcext:value-type="float">
            <text:p>0.00918578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6476" calcext:value-type="float">
            <text:p>47.6476</text:p>
          </table:table-cell>
          <table:table-cell office:value-type="float" office:value="0.00623682" calcext:value-type="float">
            <text:p>0.00623682</text:p>
          </table:table-cell>
          <table:table-cell office:value-type="float" office:value="0.0000000000623292" calcext:value-type="float">
            <text:p>6.23E-11</text:p>
          </table:table-cell>
          <table:table-cell table:style-name="ce2" office:value-type="float" office:value="0.00000000113679" calcext:value-type="float">
            <text:p>1.14E-09</text:p>
          </table:table-cell>
          <table:table-cell table:style-name="ce2" office:value-type="float" office:value="0.0000625855" calcext:value-type="float">
            <text:p>6.26E-05</text:p>
          </table:table-cell>
          <table:table-cell table:style-name="ce2" office:value-type="float" office:value="0.000000333338" calcext:value-type="float">
            <text:p>3.33E-07</text:p>
          </table:table-cell>
          <table:table-cell table:style-name="ce2" office:value-type="float" office:value="0.00000000168865" calcext:value-type="float">
            <text:p>1.69E-09</text:p>
          </table:table-cell>
          <table:table-cell office:value-type="float" office:value="0.00554773" calcext:value-type="float">
            <text:p>0.00554773</text:p>
          </table:table-cell>
          <table:table-cell office:value-type="float" office:value="0.00603082" calcext:value-type="float">
            <text:p>0.00603082</text:p>
          </table:table-cell>
          <table:table-cell office:value-type="float" office:value="0.00635967" calcext:value-type="float">
            <text:p>0.00635967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.5748" calcext:value-type="float">
            <text:p>39.5748</text:p>
          </table:table-cell>
          <table:table-cell office:value-type="float" office:value="0.00431477" calcext:value-type="float">
            <text:p>0.00431477</text:p>
          </table:table-cell>
          <table:table-cell office:value-type="float" office:value="0.0000000000298319" calcext:value-type="float">
            <text:p>2.98E-11</text:p>
          </table:table-cell>
          <table:table-cell table:style-name="ce2" office:value-type="float" office:value="0.000000000579508" calcext:value-type="float">
            <text:p>5.80E-10</text:p>
          </table:table-cell>
          <table:table-cell table:style-name="ce2" office:value-type="float" office:value="0.0000396973" calcext:value-type="float">
            <text:p>3.97E-05</text:p>
          </table:table-cell>
          <table:table-cell table:style-name="ce2" office:value-type="float" office:value="0.000000190687" calcext:value-type="float">
            <text:p>1.91E-07</text:p>
          </table:table-cell>
          <table:table-cell table:style-name="ce2" office:value-type="float" office:value="0.000000000867752" calcext:value-type="float">
            <text:p>8.68E-10</text:p>
          </table:table-cell>
          <table:table-cell office:value-type="float" office:value="0.00383804" calcext:value-type="float">
            <text:p>0.00383804</text:p>
          </table:table-cell>
          <table:table-cell office:value-type="float" office:value="0.00417732" calcext:value-type="float">
            <text:p>0.00417732</text:p>
          </table:table-cell>
          <table:table-cell office:value-type="float" office:value="0.00440305" calcext:value-type="float">
            <text:p>0.00440305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.8698" calcext:value-type="float">
            <text:p>32.8698</text:p>
          </table:table-cell>
          <table:table-cell office:value-type="float" office:value="0.00298505" calcext:value-type="float">
            <text:p>0.00298505</text:p>
          </table:table-cell>
          <table:table-cell office:value-type="float" office:value="0.0000000000142781" calcext:value-type="float">
            <text:p>1.43E-11</text:p>
          </table:table-cell>
          <table:table-cell table:style-name="ce2" office:value-type="float" office:value="0.00000000029542" calcext:value-type="float">
            <text:p>2.95E-10</text:p>
          </table:table-cell>
          <table:table-cell table:style-name="ce2" office:value-type="float" office:value="0.0000251795" calcext:value-type="float">
            <text:p>2.52E-05</text:p>
          </table:table-cell>
          <table:table-cell table:style-name="ce2" office:value-type="float" office:value="0.000000109083" calcext:value-type="float">
            <text:p>1.09E-07</text:p>
          </table:table-cell>
          <table:table-cell table:style-name="ce2" office:value-type="float" office:value="0.000000000445914" calcext:value-type="float">
            <text:p>4.46E-10</text:p>
          </table:table-cell>
          <table:table-cell office:value-type="float" office:value="0.00265524" calcext:value-type="float">
            <text:p>0.00265524</text:p>
          </table:table-cell>
          <table:table-cell office:value-type="float" office:value="0.00289348" calcext:value-type="float">
            <text:p>0.00289348</text:p>
          </table:table-cell>
          <table:table-cell office:value-type="float" office:value="0.0030484" calcext:value-type="float">
            <text:p>0.0030484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3007" calcext:value-type="float">
            <text:p>27.3007</text:p>
          </table:table-cell>
          <table:table-cell office:value-type="float" office:value="0.00206513" calcext:value-type="float">
            <text:p>0.00206513</text:p>
          </table:table-cell>
          <table:table-cell office:value-type="float" office:value="0.00000000000683375" calcext:value-type="float">
            <text:p>6.83E-12</text:p>
          </table:table-cell>
          <table:table-cell table:style-name="ce2" office:value-type="float" office:value="0.000000000150599" calcext:value-type="float">
            <text:p>1.51E-10</text:p>
          </table:table-cell>
          <table:table-cell table:style-name="ce2" office:value-type="float" office:value="0.0000159711" calcext:value-type="float">
            <text:p>1.60E-05</text:p>
          </table:table-cell>
          <table:table-cell table:style-name="ce2" office:value-type="float" office:value="0.0000000624014" calcext:value-type="float">
            <text:p>6.24E-08</text:p>
          </table:table-cell>
          <table:table-cell table:style-name="ce2" office:value-type="float" office:value="0.000000000229143" calcext:value-type="float">
            <text:p>2.29E-10</text:p>
          </table:table-cell>
          <table:table-cell office:value-type="float" office:value="0.00183696" calcext:value-type="float">
            <text:p>0.00183696</text:p>
          </table:table-cell>
          <table:table-cell office:value-type="float" office:value="0.0020042" calcext:value-type="float">
            <text:p>0.0020042</text:p>
          </table:table-cell>
          <table:table-cell office:value-type="float" office:value="0.00211053" calcext:value-type="float">
            <text:p>0.00211053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.6752" calcext:value-type="float">
            <text:p>22.6752</text:p>
          </table:table-cell>
          <table:table-cell office:value-type="float" office:value="0.0014287" calcext:value-type="float">
            <text:p>0.0014287</text:p>
          </table:table-cell>
          <table:table-cell office:value-type="float" office:value="0.00000000000327076" calcext:value-type="float">
            <text:p>3.27E-12</text:p>
          </table:table-cell>
          <table:table-cell table:style-name="ce2" office:value-type="float" office:value="0.0000000000767718" calcext:value-type="float">
            <text:p>7.68E-11</text:p>
          </table:table-cell>
          <table:table-cell table:style-name="ce2" office:value-type="float" office:value="0.0000101303" calcext:value-type="float">
            <text:p>1.01E-05</text:p>
          </table:table-cell>
          <table:table-cell table:style-name="ce2" office:value-type="float" office:value="0.0000000356969" calcext:value-type="float">
            <text:p>3.57E-08</text:p>
          </table:table-cell>
          <table:table-cell table:style-name="ce2" office:value-type="float" office:value="0.00000000011775" calcext:value-type="float">
            <text:p>1.18E-10</text:p>
          </table:table-cell>
          <table:table-cell office:value-type="float" office:value="0.00127085" calcext:value-type="float">
            <text:p>0.00127085</text:p>
          </table:table-cell>
          <table:table-cell office:value-type="float" office:value="0.00138824" calcext:value-type="float">
            <text:p>0.00138824</text:p>
          </table:table-cell>
          <table:table-cell office:value-type="float" office:value="0.0014612" calcext:value-type="float">
            <text:p>0.0014612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8334" calcext:value-type="float">
            <text:p>18.8334</text:p>
          </table:table-cell>
          <table:table-cell office:value-type="float" office:value="0.000988407" calcext:value-type="float">
            <text:p>0.000988407</text:p>
          </table:table-cell>
          <table:table-cell office:value-type="float" office:value="0.00000000000156544" calcext:value-type="float">
            <text:p>1.57E-12</text:p>
          </table:table-cell>
          <table:table-cell table:style-name="ce2" office:value-type="float" office:value="0.0000000000391366" calcext:value-type="float">
            <text:p>3.91E-11</text:p>
          </table:table-cell>
          <table:table-cell table:style-name="ce2" office:value-type="float" office:value="0.0000064255" calcext:value-type="float">
            <text:p>6.43E-06</text:p>
          </table:table-cell>
          <table:table-cell table:style-name="ce2" office:value-type="float" office:value="0.0000000204205" calcext:value-type="float">
            <text:p>2.04E-08</text:p>
          </table:table-cell>
          <table:table-cell table:style-name="ce2" office:value-type="float" office:value="0.0000000000605087" calcext:value-type="float">
            <text:p>6.05E-11</text:p>
          </table:table-cell>
          <table:table-cell office:value-type="float" office:value="0.000879201" calcext:value-type="float">
            <text:p>0.000879201</text:p>
          </table:table-cell>
          <table:table-cell office:value-type="float" office:value="0.00096158" calcext:value-type="float">
            <text:p>0.00096158</text:p>
          </table:table-cell>
          <table:table-cell office:value-type="float" office:value="0.00101165" calcext:value-type="float">
            <text:p>0.00101165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6425" calcext:value-type="float">
            <text:p>15.6425</text:p>
          </table:table-cell>
          <table:table-cell office:value-type="float" office:value="0.000683802" calcext:value-type="float">
            <text:p>0.000683802</text:p>
          </table:table-cell>
          <table:table-cell office:value-type="float" office:value="0.00000000000074925" calcext:value-type="float">
            <text:p>7.49E-13</text:p>
          </table:table-cell>
          <table:table-cell table:style-name="ce2" office:value-type="float" office:value="0.0000000000199509" calcext:value-type="float">
            <text:p>2.00E-11</text:p>
          </table:table-cell>
          <table:table-cell table:style-name="ce2" office:value-type="float" office:value="0.00000407562" calcext:value-type="float">
            <text:p>4.08E-06</text:p>
          </table:table-cell>
          <table:table-cell table:style-name="ce2" office:value-type="float" office:value="0.0000000116816" calcext:value-type="float">
            <text:p>1.17E-08</text:p>
          </table:table-cell>
          <table:table-cell table:style-name="ce2" office:value-type="float" office:value="0.0000000000310938" calcext:value-type="float">
            <text:p>3.11E-11</text:p>
          </table:table-cell>
          <table:table-cell office:value-type="float" office:value="0.000608251" calcext:value-type="float">
            <text:p>0.000608251</text:p>
          </table:table-cell>
          <table:table-cell office:value-type="float" office:value="0.000666051" calcext:value-type="float">
            <text:p>0.000666051</text:p>
          </table:table-cell>
          <table:table-cell office:value-type="float" office:value="0.000700402" calcext:value-type="float">
            <text:p>0.000700402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922" calcext:value-type="float">
            <text:p>12.9922</text:p>
          </table:table-cell>
          <table:table-cell office:value-type="float" office:value="0.00047307" calcext:value-type="float">
            <text:p>0.00047307</text:p>
          </table:table-cell>
          <table:table-cell office:value-type="float" office:value="0.000000000000358605" calcext:value-type="float">
            <text:p>3.59E-13</text:p>
          </table:table-cell>
          <table:table-cell table:style-name="ce2" office:value-type="float" office:value="0.0000000000101705" calcext:value-type="float">
            <text:p>1.02E-11</text:p>
          </table:table-cell>
          <table:table-cell table:style-name="ce2" office:value-type="float" office:value="0.00000258512" calcext:value-type="float">
            <text:p>2.59E-06</text:p>
          </table:table-cell>
          <table:table-cell table:style-name="ce2" office:value-type="float" office:value="0.00000000668252" calcext:value-type="float">
            <text:p>6.68E-09</text:p>
          </table:table-cell>
          <table:table-cell table:style-name="ce2" office:value-type="float" office:value="0.0000000000159783" calcext:value-type="float">
            <text:p>1.60E-11</text:p>
          </table:table-cell>
          <table:table-cell office:value-type="float" office:value="0.000420801" calcext:value-type="float">
            <text:p>0.000420801</text:p>
          </table:table-cell>
          <table:table-cell office:value-type="float" office:value="0.000461349" calcext:value-type="float">
            <text:p>0.000461349</text:p>
          </table:table-cell>
          <table:table-cell office:value-type="float" office:value="0.000484915" calcext:value-type="float">
            <text:p>0.000484915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91" calcext:value-type="float">
            <text:p>10.791</text:p>
          </table:table-cell>
          <table:table-cell office:value-type="float" office:value="0.00032728" calcext:value-type="float">
            <text:p>0.00032728</text:p>
          </table:table-cell>
          <table:table-cell office:value-type="float" office:value="0.000000000000171635" calcext:value-type="float">
            <text:p>1.72E-13</text:p>
          </table:table-cell>
          <table:table-cell table:style-name="ce2" office:value-type="float" office:value="0.00000000000518472" calcext:value-type="float">
            <text:p>5.18E-12</text:p>
          </table:table-cell>
          <table:table-cell table:style-name="ce2" office:value-type="float" office:value="0.00000163971" calcext:value-type="float">
            <text:p>1.64E-06</text:p>
          </table:table-cell>
          <table:table-cell table:style-name="ce2" office:value-type="float" office:value="0.00000000382276" calcext:value-type="float">
            <text:p>3.82E-09</text:p>
          </table:table-cell>
          <table:table-cell table:style-name="ce2" office:value-type="float" office:value="0.00000000000821079" calcext:value-type="float">
            <text:p>8.21E-12</text:p>
          </table:table-cell>
          <table:table-cell office:value-type="float" office:value="0.00029112" calcext:value-type="float">
            <text:p>0.00029112</text:p>
          </table:table-cell>
          <table:table-cell office:value-type="float" office:value="0.000319559" calcext:value-type="float">
            <text:p>0.000319559</text:p>
          </table:table-cell>
          <table:table-cell office:value-type="float" office:value="0.000335726" calcext:value-type="float">
            <text:p>0.000335726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627" calcext:value-type="float">
            <text:p>8.9627</text:p>
          </table:table-cell>
          <table:table-cell office:value-type="float" office:value="0.00022642" calcext:value-type="float">
            <text:p>0.00022642</text:p>
          </table:table-cell>
          <table:table-cell office:value-type="float" office:value="0.0000000000000821476" calcext:value-type="float">
            <text:p>8.21E-14</text:p>
          </table:table-cell>
          <table:table-cell table:style-name="ce2" office:value-type="float" office:value="0.00000000000264305" calcext:value-type="float">
            <text:p>2.64E-12</text:p>
          </table:table-cell>
          <table:table-cell table:style-name="ce2" office:value-type="float" office:value="0.00000104005" calcext:value-type="float">
            <text:p>1.04E-06</text:p>
          </table:table-cell>
          <table:table-cell table:style-name="ce2" office:value-type="float" office:value="0.00000000218682" calcext:value-type="float">
            <text:p>2.19E-09</text:p>
          </table:table-cell>
          <table:table-cell table:style-name="ce2" office:value-type="float" office:value="0.0000000000042193" calcext:value-type="float">
            <text:p>4.22E-12</text:p>
          </table:table-cell>
          <table:table-cell office:value-type="float" office:value="0.000201403" calcext:value-type="float">
            <text:p>0.000201403</text:p>
          </table:table-cell>
          <table:table-cell office:value-type="float" office:value="0.000221347" calcext:value-type="float">
            <text:p>0.000221347</text:p>
          </table:table-cell>
          <table:table-cell office:value-type="float" office:value="0.000232436" calcext:value-type="float">
            <text:p>0.000232436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44417" calcext:value-type="float">
            <text:p>7.44417</text:p>
          </table:table-cell>
          <table:table-cell office:value-type="float" office:value="0.000156642" calcext:value-type="float">
            <text:p>0.000156642</text:p>
          </table:table-cell>
          <table:table-cell office:value-type="float" office:value="0.0000000000000393174" calcext:value-type="float">
            <text:p>3.93E-14</text:p>
          </table:table-cell>
          <table:table-cell table:style-name="ce2" office:value-type="float" office:value="0.00000000000134737" calcext:value-type="float">
            <text:p>1.35E-12</text:p>
          </table:table-cell>
          <table:table-cell table:style-name="ce2" office:value-type="float" office:value="0.000000659691" calcext:value-type="float">
            <text:p>6.60E-07</text:p>
          </table:table-cell>
          <table:table-cell table:style-name="ce2" office:value-type="float" office:value="0.00000000125098" calcext:value-type="float">
            <text:p>1.25E-09</text:p>
          </table:table-cell>
          <table:table-cell table:style-name="ce2" office:value-type="float" office:value="0.00000000000216818" calcext:value-type="float">
            <text:p>2.17E-12</text:p>
          </table:table-cell>
          <table:table-cell office:value-type="float" office:value="0.000139335" calcext:value-type="float">
            <text:p>0.000139335</text:p>
          </table:table-cell>
          <table:table-cell office:value-type="float" office:value="0.000153319" calcext:value-type="float">
            <text:p>0.000153319</text:p>
          </table:table-cell>
          <table:table-cell office:value-type="float" office:value="0.000160924" calcext:value-type="float">
            <text:p>0.000160924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18292" calcext:value-type="float">
            <text:p>6.18292</text:p>
          </table:table-cell>
          <table:table-cell office:value-type="float" office:value="0.000108369" calcext:value-type="float">
            <text:p>0.000108369</text:p>
          </table:table-cell>
          <table:table-cell office:value-type="float" office:value="0.000000000000018818" calcext:value-type="float">
            <text:p>1.88E-14</text:p>
          </table:table-cell>
          <table:table-cell table:style-name="ce2" office:value-type="float" office:value="0.000000000000686859" calcext:value-type="float">
            <text:p>6.87E-13</text:p>
          </table:table-cell>
          <table:table-cell table:style-name="ce2" office:value-type="float" office:value="0.000000418434" calcext:value-type="float">
            <text:p>4.18E-07</text:p>
          </table:table-cell>
          <table:table-cell table:style-name="ce2" office:value-type="float" office:value="0.000000000715626" calcext:value-type="float">
            <text:p>7.16E-10</text:p>
          </table:table-cell>
          <table:table-cell table:style-name="ce2" office:value-type="float" office:value="0.00000000000111417" calcext:value-type="float">
            <text:p>1.11E-12</text:p>
          </table:table-cell>
          <table:table-cell table:style-name="ce2" office:value-type="float" office:value="0.0000963952" calcext:value-type="float">
            <text:p>9.64E-05</text:p>
          </table:table-cell>
          <table:table-cell office:value-type="float" office:value="0.000106198" calcext:value-type="float">
            <text:p>0.000106198</text:p>
          </table:table-cell>
          <table:table-cell office:value-type="float" office:value="0.000111414" calcext:value-type="float">
            <text:p>0.000111414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13536" calcext:value-type="float">
            <text:p>5.13536</text:p>
          </table:table-cell>
          <table:table-cell table:style-name="ce2" office:value-type="float" office:value="0.0000749718" calcext:value-type="float">
            <text:p>7.50E-05</text:p>
          </table:table-cell>
          <table:table-cell office:value-type="float" office:value="9.00669E-015" calcext:value-type="float">
            <text:p>9.01E-15</text:p>
          </table:table-cell>
          <table:table-cell table:style-name="ce2" office:value-type="float" office:value="0.000000000000350145" calcext:value-type="float">
            <text:p>3.50E-13</text:p>
          </table:table-cell>
          <table:table-cell table:style-name="ce2" office:value-type="float" office:value="0.000000265408" calcext:value-type="float">
            <text:p>2.65E-07</text:p>
          </table:table-cell>
          <table:table-cell table:style-name="ce2" office:value-type="float" office:value="0.000000000409376" calcext:value-type="float">
            <text:p>4.09E-10</text:p>
          </table:table-cell>
          <table:table-cell table:style-name="ce2" office:value-type="float" office:value="0.000000000000572542" calcext:value-type="float">
            <text:p>5.73E-13</text:p>
          </table:table-cell>
          <table:table-cell table:style-name="ce2" office:value-type="float" office:value="0.0000666884" calcext:value-type="float">
            <text:p>6.67E-05</text:p>
          </table:table-cell>
          <table:table-cell table:style-name="ce2" office:value-type="float" office:value="0.0000735595" calcext:value-type="float">
            <text:p>7.36E-05</text:p>
          </table:table-cell>
          <table:table-cell table:style-name="ce2" office:value-type="float" office:value="0.0000771364" calcext:value-type="float">
            <text:p>7.71E-05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6529" calcext:value-type="float">
            <text:p>4.26529</text:p>
          </table:table-cell>
          <table:table-cell table:style-name="ce2" office:value-type="float" office:value="0.0000518672" calcext:value-type="float">
            <text:p>5.19E-05</text:p>
          </table:table-cell>
          <table:table-cell office:value-type="float" office:value="4.31078E-015" calcext:value-type="float">
            <text:p>4.31E-15</text:p>
          </table:table-cell>
          <table:table-cell table:style-name="ce2" office:value-type="float" office:value="0.000000000000178496" calcext:value-type="float">
            <text:p>1.78E-13</text:p>
          </table:table-cell>
          <table:table-cell table:style-name="ce2" office:value-type="float" office:value="0.000000168345" calcext:value-type="float">
            <text:p>1.68E-07</text:p>
          </table:table-cell>
          <table:table-cell table:style-name="ce2" office:value-type="float" office:value="0.000000000234185" calcext:value-type="float">
            <text:p>2.34E-10</text:p>
          </table:table-cell>
          <table:table-cell table:style-name="ce2" office:value-type="float" office:value="0.000000000000294214" calcext:value-type="float">
            <text:p>2.94E-13</text:p>
          </table:table-cell>
          <table:table-cell table:style-name="ce2" office:value-type="float" office:value="0.0000461365" calcext:value-type="float">
            <text:p>4.61E-05</text:p>
          </table:table-cell>
          <table:table-cell table:style-name="ce2" office:value-type="float" office:value="0.0000509519" calcext:value-type="float">
            <text:p>5.10E-05</text:p>
          </table:table-cell>
          <table:table-cell table:style-name="ce2" office:value-type="float" office:value="0.0000534045" calcext:value-type="float">
            <text:p>5.34E-05</text:p>
          </table:table-cell>
          <table:table-cell table:number-columns-repeated="13"/>
          <table:table-cell table:style-name="ce2"/>
          <table:table-cell table:number-columns-repeated="9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4263" calcext:value-type="float">
            <text:p>3.54263</text:p>
          </table:table-cell>
          <table:table-cell table:style-name="ce2" office:value-type="float" office:value="0.0000358829" calcext:value-type="float">
            <text:p>3.59E-05</text:p>
          </table:table-cell>
          <table:table-cell office:value-type="float" office:value="2.06323E-015" calcext:value-type="float">
            <text:p>2.06E-15</text:p>
          </table:table-cell>
          <table:table-cell table:style-name="ce2" office:value-type="float" office:value="0.0000000000000909935" calcext:value-type="float">
            <text:p>9.10E-14</text:p>
          </table:table-cell>
          <table:table-cell table:style-name="ce2" office:value-type="float" office:value="0.000000106779" calcext:value-type="float">
            <text:p>1.07E-07</text:p>
          </table:table-cell>
          <table:table-cell table:style-name="ce2" office:value-type="float" office:value="0.000000000133966" calcext:value-type="float">
            <text:p>1.34E-10</text:p>
          </table:table-cell>
          <table:table-cell table:style-name="ce2" office:value-type="float" office:value="0.000000000000151189" calcext:value-type="float">
            <text:p>1.51E-13</text:p>
          </table:table-cell>
          <table:table-cell table:style-name="ce2" office:value-type="float" office:value="0.0000319183" calcext:value-type="float">
            <text:p>3.19E-05</text:p>
          </table:table-cell>
          <table:table-cell table:style-name="ce2" office:value-type="float" office:value="0.0000352925" calcext:value-type="float">
            <text:p>3.53E-05</text:p>
          </table:table-cell>
          <table:table-cell table:style-name="ce2" office:value-type="float" office:value="0.000036974" calcext:value-type="float">
            <text:p>3.70E-05</text:p>
          </table:table-cell>
          <table:table-cell table:number-columns-repeated="13"/>
          <table:table-cell table:style-name="ce2"/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scientific-number number:decimal-places="0" number:min-integer-digits="1" number:min-exponent-digits="2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00/00/00</text:date>, <text:time style:data-style-name="N2" text:time-value="11:55:07.65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2:23:54.176000000</meta:creation-date>
    <dc:date>2016-07-13T13:42:56.880000000</dc:date>
    <meta:editing-duration>P2DT1H2M18S</meta:editing-duration>
    <meta:editing-cycles>10</meta:editing-cycles>
    <meta:generator>LibreOffice/4.3.7.2$Windows_x86 LibreOffice_project/8a35821d8636a03b8bf4e15b48f59794652c68ba</meta:generator>
    <meta:document-statistic meta:table-count="1" meta:cell-count="7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true" chart:minimum="1E-015" chart:origin="0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style-name="ch1">
        <chart:legend svg:x="4.275cm" svg:y="10.641cm" style:legend-expansion="custom" chartooo:width="9.868cm" chartooo:height="5.914cm" style:legend-expansion-aspect-ratio="1.66858302333446" chart:style-name="ch2"/>
        <chart:plot-area chart:style-name="ch3" table:cell-range-address="Sheet1.A1:Sheet1.K66" chart:data-source-has-labels="both" svg:x="0.343cm" svg:y="0.575cm" svg:width="29.029cm" svg:height="19.782cm">
          <chartooo:coordinate-region svg:x="1.441cm" svg:y="0.775cm" svg:width="27.931cm" svg:height="18.935cm"/>
          <chart:axis chart:dimension="x" chart:name="primary-x" chart:style-name="ch4" chartooo:axis-type="auto">
            <chart:title svg:x="28.319cm" svg:y="19.77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series chart:style-name="ch9" chart:values-cell-range-address="Sheet1.C2:Sheet1.C66" chart:label-cell-address="Sheet1.C1:Sheet1.C1" chart:class="chart:scatter">
            <chart:data-point chart:repeated="65"/>
          </chart:series>
          <chart:series chart:style-name="ch10" chart:values-cell-range-address="Sheet1.D2:Sheet1.D66" chart:label-cell-address="Sheet1.D1:Sheet1.D1" chart:class="chart:scatter">
            <chart:data-point chart:repeated="65"/>
          </chart:series>
          <chart:series chart:style-name="ch11" chart:values-cell-range-address="Sheet1.E2:Sheet1.E66" chart:label-cell-address="Sheet1.E1:Sheet1.E1" chart:class="chart:scatter">
            <chart:data-point chart:repeated="65"/>
          </chart:series>
          <chart:series chart:style-name="ch12" chart:values-cell-range-address="Sheet1.F2:Sheet1.F66" chart:label-cell-address="Sheet1.F1:Sheet1.F1" chart:class="chart:scatter">
            <chart:data-point chart:repeated="65"/>
          </chart:series>
          <chart:series chart:style-name="ch13" chart:values-cell-range-address="Sheet1.G2:Sheet1.G66" chart:label-cell-address="Sheet1.G1:Sheet1.G1" chart:class="chart:scatter">
            <chart:data-point chart:repeated="65"/>
          </chart:series>
          <chart:series chart:style-name="ch14" chart:values-cell-range-address="Sheet1.H2:Sheet1.H66" chart:label-cell-address="Sheet1.H1:Sheet1.H1" chart:class="chart:scatter">
            <chart:data-point chart:repeated="65"/>
          </chart:series>
          <chart:series chart:style-name="ch15" chart:values-cell-range-address="Sheet1.I2:Sheet1.I66" chart:label-cell-address="Sheet1.I1:Sheet1.I1" chart:class="chart:scatter">
            <chart:data-point chart:repeated="65"/>
          </chart:series>
          <chart:series chart:style-name="ch16" chart:values-cell-range-address="Sheet1.J2:Sheet1.J66" chart:label-cell-address="Sheet1.J1:Sheet1.J1" chart:class="chart:scatter">
            <chart:data-point chart:repeated="65"/>
          </chart:series>
          <chart:series chart:style-name="ch17" chart:values-cell-range-address="Sheet1.K2:Sheet1.K66" chart:label-cell-address="Sheet1.K1:Sheet1.K1" chart:class="chart:scatter">
            <chart:data-point chart:repeated="6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cobi</text:p>
                <draw:g>
                  <svg:desc>Sheet1.B1:Sheet1.B1</svg:desc>
                </draw:g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  <table:table-cell office:value-type="string">
                <text:p>GaussSeidel x2</text:p>
                <draw:g>
                  <svg:desc>Sheet1.D1:Sheet1.D1</svg:desc>
                </draw:g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2x2)-SymGS</text:p>
                <draw:g>
                  <svg:desc>Sheet1.G1:Sheet1.G1</svg:desc>
                </draw:g>
              </table:table-cell>
              <table:table-cell office:value-type="string">
                <text:p>BlockMulticolorOrdering(4x4)-SymGS</text:p>
                <draw:g>
                  <svg:desc>Sheet1.H1:Sheet1.H1</svg:desc>
                </draw:g>
              </table:table-cell>
              <table:table-cell office:value-type="string">
                <text:p>MulticolorOrdering-GS</text:p>
                <draw:g>
                  <svg:desc>Sheet1.I1:Sheet1.I1</svg:desc>
                </draw:g>
              </table:table-cell>
              <table:table-cell office:value-type="string">
                <text:p>BlockMulticolorOrdering(2x2)-GS</text:p>
                <draw:g>
                  <svg:desc>Sheet1.J1:Sheet1.J1</svg:desc>
                </draw:g>
              </table:table-cell>
              <table:table-cell office:value-type="string">
                <text:p>BlockMulticolorOrdering(4x4)-GS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B2:Sheet1.B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  <table:table-cell office:value-type="float" office:value="641281">
                <text:p>641281</text:p>
                <draw:g>
                  <svg:desc>Sheet1.D2:Sheet1.D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G2:Sheet1.G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  <table:table-cell office:value-type="float" office:value="641281">
                <text:p>641281</text:p>
                <draw:g>
                  <svg:desc>Sheet1.J2:Sheet1.J66</svg:desc>
                </draw:g>
              </table:table-cell>
              <table:table-cell office:value-type="float" office:value="641281">
                <text:p>641281</text:p>
                <draw:g>
                  <svg:desc>Sheet1.K2:Sheet1.K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60294">
                <text:p>460294</text:p>
              </table:table-cell>
              <table:table-cell office:value-type="float" office:value="375384">
                <text:p>375384</text:p>
              </table:table-cell>
              <table:table-cell office:value-type="float" office:value="254367">
                <text:p>254367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  <table:table-cell office:value-type="float" office:value="256457">
                <text:p>256457</text:p>
              </table:table-cell>
              <table:table-cell office:value-type="float" office:value="404896">
                <text:p>404896</text:p>
              </table:table-cell>
              <table:table-cell office:value-type="float" office:value="384586">
                <text:p>384586</text:p>
              </table:table-cell>
              <table:table-cell office:value-type="float" office:value="376319">
                <text:p>37631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5212">
                <text:p>365212</text:p>
              </table:table-cell>
              <table:table-cell office:value-type="float" office:value="254367">
                <text:p>254367</text:p>
              </table:table-cell>
              <table:table-cell office:value-type="float" office:value="125362">
                <text:p>12536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  <table:table-cell office:value-type="float" office:value="128628">
                <text:p>128628</text:p>
              </table:table-cell>
              <table:table-cell office:value-type="float" office:value="269095">
                <text:p>269095</text:p>
              </table:table-cell>
              <table:table-cell office:value-type="float" office:value="263364">
                <text:p>263364</text:p>
              </table:table-cell>
              <table:table-cell office:value-type="float" office:value="254822">
                <text:p>2548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97539">
                <text:p>297539</text:p>
              </table:table-cell>
              <table:table-cell office:value-type="float" office:value="177790">
                <text:p>177790</text:p>
              </table:table-cell>
              <table:table-cell office:value-type="float" office:value="62506.4">
                <text:p>62506.4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  <table:table-cell office:value-type="float" office:value="65779.7">
                <text:p>65779.7</text:p>
              </table:table-cell>
              <table:table-cell office:value-type="float" office:value="184333">
                <text:p>184333</text:p>
              </table:table-cell>
              <table:table-cell office:value-type="float" office:value="184058">
                <text:p>184058</text:p>
              </table:table-cell>
              <table:table-cell office:value-type="float" office:value="177915">
                <text:p>1779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5099">
                <text:p>245099</text:p>
              </table:table-cell>
              <table:table-cell office:value-type="float" office:value="125362">
                <text:p>125362</text:p>
              </table:table-cell>
              <table:table-cell office:value-type="float" office:value="30938.8">
                <text:p>30938.8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  <table:table-cell office:value-type="float" office:value="33760">
                <text:p>33760</text:p>
              </table:table-cell>
              <table:table-cell office:value-type="float" office:value="127256">
                <text:p>127256</text:p>
              </table:table-cell>
              <table:table-cell office:value-type="float" office:value="128122">
                <text:p>128122</text:p>
              </table:table-cell>
              <table:table-cell office:value-type="float" office:value="125426">
                <text:p>1254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2858">
                <text:p>202858</text:p>
              </table:table-cell>
              <table:table-cell office:value-type="float" office:value="88555.7">
                <text:p>88555.7</text:p>
              </table:table-cell>
              <table:table-cell office:value-type="float" office:value="15152.3">
                <text:p>15152.3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  <table:table-cell office:value-type="float" office:value="17341.7">
                <text:p>17341.7</text:p>
              </table:table-cell>
              <table:table-cell office:value-type="float" office:value="87996.8">
                <text:p>87996.8</text:p>
              </table:table-cell>
              <table:table-cell office:value-type="float" office:value="89043.4">
                <text:p>89043.4</text:p>
              </table:table-cell>
              <table:table-cell office:value-type="float" office:value="88531.1">
                <text:p>88531.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8235">
                <text:p>168235</text:p>
              </table:table-cell>
              <table:table-cell office:value-type="float" office:value="62506.4">
                <text:p>62506.4</text:p>
              </table:table-cell>
              <table:table-cell office:value-type="float" office:value="7356.22">
                <text:p>7356.22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  <table:table-cell office:value-type="float" office:value="8910.35">
                <text:p>8910.35</text:p>
              </table:table-cell>
              <table:table-cell office:value-type="float" office:value="60869.6">
                <text:p>60869.6</text:p>
              </table:table-cell>
              <table:table-cell office:value-type="float" office:value="61860.1">
                <text:p>61860.1</text:p>
              </table:table-cell>
              <table:table-cell office:value-type="float" office:value="62413.9">
                <text:p>62413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9642">
                <text:p>139642</text:p>
              </table:table-cell>
              <table:table-cell office:value-type="float" office:value="44032.8">
                <text:p>44032.8</text:p>
              </table:table-cell>
              <table:table-cell office:value-type="float" office:value="3550.53">
                <text:p>3550.53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  <table:table-cell office:value-type="float" office:value="4578.64">
                <text:p>4578.64</text:p>
              </table:table-cell>
              <table:table-cell office:value-type="float" office:value="42108.7">
                <text:p>42108.7</text:p>
              </table:table-cell>
              <table:table-cell office:value-type="float" office:value="42964.2">
                <text:p>42964.2</text:p>
              </table:table-cell>
              <table:table-cell office:value-type="float" office:value="43907.3">
                <text:p>43907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5951">
                <text:p>115951</text:p>
              </table:table-cell>
              <table:table-cell office:value-type="float" office:value="30938.8">
                <text:p>30938.8</text:p>
              </table:table-cell>
              <table:table-cell office:value-type="float" office:value="1707.6">
                <text:p>1707.6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  <table:table-cell office:value-type="float" office:value="2352.83">
                <text:p>2352.83</text:p>
              </table:table-cell>
              <table:table-cell office:value-type="float" office:value="29131">
                <text:p>29131</text:p>
              </table:table-cell>
              <table:table-cell office:value-type="float" office:value="29829.7">
                <text:p>29829.7</text:p>
              </table:table-cell>
              <table:table-cell office:value-type="float" office:value="30811.4">
                <text:p>30811.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6294.8">
                <text:p>96294.8</text:p>
              </table:table-cell>
              <table:table-cell office:value-type="float" office:value="21679.2">
                <text:p>21679.2</text:p>
              </table:table-cell>
              <table:table-cell office:value-type="float" office:value="819.548">
                <text:p>819.548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  <table:table-cell office:value-type="float" office:value="1209.06">
                <text:p>1209.06</text:p>
              </table:table-cell>
              <table:table-cell office:value-type="float" office:value="20153.2">
                <text:p>20153.2</text:p>
              </table:table-cell>
              <table:table-cell office:value-type="float" office:value="20702.3">
                <text:p>20702.3</text:p>
              </table:table-cell>
              <table:table-cell office:value-type="float" office:value="21568.3">
                <text:p>21568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975.8">
                <text:p>79975.8</text:p>
              </table:table-cell>
              <table:table-cell office:value-type="float" office:value="15152.3">
                <text:p>15152.3</text:p>
              </table:table-cell>
              <table:table-cell office:value-type="float" office:value="392.865">
                <text:p>392.865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  <table:table-cell office:value-type="float" office:value="621.309">
                <text:p>621.309</text:p>
              </table:table-cell>
              <table:table-cell office:value-type="float" office:value="13942.4">
                <text:p>13942.4</text:p>
              </table:table-cell>
              <table:table-cell office:value-type="float" office:value="14362.3">
                <text:p>14362.3</text:p>
              </table:table-cell>
              <table:table-cell office:value-type="float" office:value="15064.5">
                <text:p>15064.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6424.3">
                <text:p>66424.3</text:p>
              </table:table-cell>
              <table:table-cell office:value-type="float" office:value="10567.2">
                <text:p>10567.2</text:p>
              </table:table-cell>
              <table:table-cell office:value-type="float" office:value="188.199">
                <text:p>188.199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  <table:table-cell office:value-type="float" office:value="319.276">
                <text:p>319.276</text:p>
              </table:table-cell>
              <table:table-cell office:value-type="float" office:value="9645.6">
                <text:p>9645.6</text:p>
              </table:table-cell>
              <table:table-cell office:value-type="float" office:value="9960.5">
                <text:p>9960.5</text:p>
              </table:table-cell>
              <table:table-cell office:value-type="float" office:value="10502.1">
                <text:p>10502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5169.7">
                <text:p>55169.7</text:p>
              </table:table-cell>
              <table:table-cell office:value-type="float" office:value="7356.22">
                <text:p>7356.22</text:p>
              </table:table-cell>
              <table:table-cell office:value-type="float" office:value="90.1205">
                <text:p>90.1205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  <table:table-cell office:value-type="float" office:value="164.068">
                <text:p>164.068</text:p>
              </table:table-cell>
              <table:table-cell office:value-type="float" office:value="6673.03">
                <text:p>6673.03</text:p>
              </table:table-cell>
              <table:table-cell office:value-type="float" office:value="6905.89">
                <text:p>6905.89</text:p>
              </table:table-cell>
              <table:table-cell office:value-type="float" office:value="7310.07">
                <text:p>7310.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5822.2">
                <text:p>45822.2</text:p>
              </table:table-cell>
              <table:table-cell office:value-type="float" office:value="5113.52">
                <text:p>5113.52</text:p>
              </table:table-cell>
              <table:table-cell office:value-type="float" office:value="43.1455">
                <text:p>43.1455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  <table:table-cell office:value-type="float" office:value="84.3104">
                <text:p>84.3104</text:p>
              </table:table-cell>
              <table:table-cell office:value-type="float" office:value="4616.54">
                <text:p>4616.54</text:p>
              </table:table-cell>
              <table:table-cell office:value-type="float" office:value="4786.98">
                <text:p>4786.98</text:p>
              </table:table-cell>
              <table:table-cell office:value-type="float" office:value="5081.95">
                <text:p>5081.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8058.6">
                <text:p>38058.6</text:p>
              </table:table-cell>
              <table:table-cell office:value-type="float" office:value="3550.53">
                <text:p>3550.53</text:p>
              </table:table-cell>
              <table:table-cell office:value-type="float" office:value="20.6535">
                <text:p>20.6535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  <table:table-cell office:value-type="float" office:value="43.3249">
                <text:p>43.3249</text:p>
              </table:table-cell>
              <table:table-cell office:value-type="float" office:value="3193.83">
                <text:p>3193.83</text:p>
              </table:table-cell>
              <table:table-cell office:value-type="float" office:value="3317.63">
                <text:p>3317.63</text:p>
              </table:table-cell>
              <table:table-cell office:value-type="float" office:value="3529.53">
                <text:p>3529.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1610.4">
                <text:p>31610.4</text:p>
              </table:table-cell>
              <table:table-cell office:value-type="float" office:value="2463.12">
                <text:p>2463.12</text:p>
              </table:table-cell>
              <table:table-cell office:value-type="float" office:value="9.88602">
                <text:p>9.8860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  <table:table-cell office:value-type="float" office:value="22.2635">
                <text:p>22.2635</text:p>
              </table:table-cell>
              <table:table-cell office:value-type="float" office:value="2209.56">
                <text:p>2209.56</text:p>
              </table:table-cell>
              <table:table-cell office:value-type="float" office:value="2298.98">
                <text:p>2298.98</text:p>
              </table:table-cell>
              <table:table-cell office:value-type="float" office:value="2449.49">
                <text:p>2449.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254.7">
                <text:p>26254.7</text:p>
              </table:table-cell>
              <table:table-cell office:value-type="float" office:value="1707.6">
                <text:p>1707.6</text:p>
              </table:table-cell>
              <table:table-cell office:value-type="float" office:value="4.73187">
                <text:p>4.73187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  <table:table-cell office:value-type="float" office:value="11.4406">
                <text:p>11.4406</text:p>
              </table:table-cell>
              <table:table-cell office:value-type="float" office:value="1528.62">
                <text:p>1528.62</text:p>
              </table:table-cell>
              <table:table-cell office:value-type="float" office:value="1592.94">
                <text:p>1592.94</text:p>
              </table:table-cell>
              <table:table-cell office:value-type="float" office:value="1698.96">
                <text:p>1698.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806.5">
                <text:p>21806.5</text:p>
              </table:table-cell>
              <table:table-cell office:value-type="float" office:value="1183.22">
                <text:p>1183.22</text:p>
              </table:table-cell>
              <table:table-cell office:value-type="float" office:value="2.26482">
                <text:p>2.2648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  <table:table-cell office:value-type="float" office:value="5.87904">
                <text:p>5.87904</text:p>
              </table:table-cell>
              <table:table-cell office:value-type="float" office:value="1057.53">
                <text:p>1057.53</text:p>
              </table:table-cell>
              <table:table-cell office:value-type="float" office:value="1103.64">
                <text:p>1103.64</text:p>
              </table:table-cell>
              <table:table-cell office:value-type="float" office:value="1177.87">
                <text:p>1177.8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111.8">
                <text:p>18111.8</text:p>
              </table:table-cell>
              <table:table-cell office:value-type="float" office:value="819.548">
                <text:p>819.548</text:p>
              </table:table-cell>
              <table:table-cell office:value-type="float" office:value="1.084">
                <text:p>1.084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  <table:table-cell office:value-type="float" office:value="3.02108">
                <text:p>3.02108</text:p>
              </table:table-cell>
              <table:table-cell office:value-type="float" office:value="731.626">
                <text:p>731.626</text:p>
              </table:table-cell>
              <table:table-cell office:value-type="float" office:value="764.593">
                <text:p>764.593</text:p>
              </table:table-cell>
              <table:table-cell office:value-type="float" office:value="816.332">
                <text:p>816.3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043.2">
                <text:p>15043.2</text:p>
              </table:table-cell>
              <table:table-cell office:value-type="float" office:value="567.488">
                <text:p>567.488</text:p>
              </table:table-cell>
              <table:table-cell office:value-type="float" office:value="0.518828">
                <text:p>0.51882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  <table:table-cell office:value-type="float" office:value="1.55245">
                <text:p>1.55245</text:p>
              </table:table-cell>
              <table:table-cell office:value-type="float" office:value="506.155">
                <text:p>506.155</text:p>
              </table:table-cell>
              <table:table-cell office:value-type="float" office:value="529.679">
                <text:p>529.679</text:p>
              </table:table-cell>
              <table:table-cell office:value-type="float" office:value="565.62">
                <text:p>565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94.5">
                <text:p>12494.5</text:p>
              </table:table-cell>
              <table:table-cell office:value-type="float" office:value="392.865">
                <text:p>392.865</text:p>
              </table:table-cell>
              <table:table-cell office:value-type="float" office:value="0.248322">
                <text:p>0.248322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  <table:table-cell office:value-type="float" office:value="0.797762">
                <text:p>0.797762</text:p>
              </table:table-cell>
              <table:table-cell office:value-type="float" office:value="350.17">
                <text:p>350.17</text:p>
              </table:table-cell>
              <table:table-cell office:value-type="float" office:value="366.928">
                <text:p>366.928</text:p>
              </table:table-cell>
              <table:table-cell office:value-type="float" office:value="391.831">
                <text:p>391.83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377.6">
                <text:p>10377.6</text:p>
              </table:table-cell>
              <table:table-cell office:value-type="float" office:value="271.93">
                <text:p>271.93</text:p>
              </table:table-cell>
              <table:table-cell office:value-type="float" office:value="0.118852">
                <text:p>0.118852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  <table:table-cell office:value-type="float" office:value="0.409948">
                <text:p>0.409948</text:p>
              </table:table-cell>
              <table:table-cell office:value-type="float" office:value="242.255">
                <text:p>242.255</text:p>
              </table:table-cell>
              <table:table-cell office:value-type="float" office:value="254.178">
                <text:p>254.178</text:p>
              </table:table-cell>
              <table:table-cell office:value-type="float" office:value="271.4">
                <text:p>271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619.31">
                <text:p>8619.31</text:p>
              </table:table-cell>
              <table:table-cell office:value-type="float" office:value="188.199">
                <text:p>188.199</text:p>
              </table:table-cell>
              <table:table-cell office:value-type="float" office:value="0.0568846">
                <text:p>0.0568846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  <table:table-cell office:value-type="float" office:value="0.210661">
                <text:p>0.210661</text:p>
              </table:table-cell>
              <table:table-cell office:value-type="float" office:value="167.597">
                <text:p>167.597</text:p>
              </table:table-cell>
              <table:table-cell office:value-type="float" office:value="176.07">
                <text:p>176.07</text:p>
              </table:table-cell>
              <table:table-cell office:value-type="float" office:value="187.964">
                <text:p>187.9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158.96">
                <text:p>7158.96</text:p>
              </table:table-cell>
              <table:table-cell office:value-type="float" office:value="130.237">
                <text:p>130.237</text:p>
              </table:table-cell>
              <table:table-cell office:value-type="float" office:value="0.027226">
                <text:p>0.027226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  <table:table-cell office:value-type="float" office:value="0.108253">
                <text:p>0.108253</text:p>
              </table:table-cell>
              <table:table-cell office:value-type="float" office:value="115.948">
                <text:p>115.948</text:p>
              </table:table-cell>
              <table:table-cell office:value-type="float" office:value="121.963">
                <text:p>121.963</text:p>
              </table:table-cell>
              <table:table-cell office:value-type="float" office:value="130.167">
                <text:p>130.1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46.03">
                <text:p>5946.03</text:p>
              </table:table-cell>
              <table:table-cell office:value-type="float" office:value="90.1205">
                <text:p>90.120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  <table:table-cell office:value-type="float" office:value="0.0556283">
                <text:p>0.0556283</text:p>
              </table:table-cell>
              <table:table-cell office:value-type="float" office:value="80.2152">
                <text:p>80.2152</text:p>
              </table:table-cell>
              <table:table-cell office:value-type="float" office:value="84.4818">
                <text:p>84.4818</text:p>
              </table:table-cell>
              <table:table-cell office:value-type="float" office:value="90.1367">
                <text:p>90.13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938.61">
                <text:p>4938.61</text:p>
              </table:table-cell>
              <table:table-cell office:value-type="float" office:value="62.3574">
                <text:p>62.3574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  <table:table-cell office:value-type="float" office:value="0.0285859">
                <text:p>0.0285859</text:p>
              </table:table-cell>
              <table:table-cell office:value-type="float" office:value="55.4947">
                <text:p>55.4947</text:p>
              </table:table-cell>
              <table:table-cell office:value-type="float" office:value="58.5189">
                <text:p>58.5189</text:p>
              </table:table-cell>
              <table:table-cell office:value-type="float" office:value="62.4139">
                <text:p>62.41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01.87">
                <text:p>4101.87</text:p>
              </table:table-cell>
              <table:table-cell office:value-type="float" office:value="43.1455">
                <text:p>43.1455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  <table:table-cell office:value-type="float" office:value="0.0146895">
                <text:p>0.0146895</text:p>
              </table:table-cell>
              <table:table-cell office:value-type="float" office:value="38.3924">
                <text:p>38.3924</text:p>
              </table:table-cell>
              <table:table-cell office:value-type="float" office:value="40.5347">
                <text:p>40.5347</text:p>
              </table:table-cell>
              <table:table-cell office:value-type="float" office:value="43.2162">
                <text:p>43.21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406.9">
                <text:p>3406.9</text:p>
              </table:table-cell>
              <table:table-cell office:value-type="float" office:value="29.8517">
                <text:p>29.8517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  <table:table-cell office:value-type="float" office:value="0.00754853">
                <text:p>0.00754853</text:p>
              </table:table-cell>
              <table:table-cell office:value-type="float" office:value="26.5607">
                <text:p>26.5607</text:p>
              </table:table-cell>
              <table:table-cell office:value-type="float" office:value="28.0773">
                <text:p>28.0773</text:p>
              </table:table-cell>
              <table:table-cell office:value-type="float" office:value="29.9226">
                <text:p>29.92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29.68">
                <text:p>2829.68</text:p>
              </table:table-cell>
              <table:table-cell office:value-type="float" office:value="20.6535">
                <text:p>20.653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  <table:table-cell office:value-type="float" office:value="0.00387898">
                <text:p>0.00387898</text:p>
              </table:table-cell>
              <table:table-cell office:value-type="float" office:value="18.3753">
                <text:p>18.3753</text:p>
              </table:table-cell>
              <table:table-cell office:value-type="float" office:value="19.4483">
                <text:p>19.4483</text:p>
              </table:table-cell>
              <table:table-cell office:value-type="float" office:value="20.7178">
                <text:p>20.71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350.25">
                <text:p>2350.25</text:p>
              </table:table-cell>
              <table:table-cell office:value-type="float" office:value="14.2893">
                <text:p>14.2893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  <table:table-cell office:value-type="float" office:value="0.0019933">
                <text:p>0.0019933</text:p>
              </table:table-cell>
              <table:table-cell office:value-type="float" office:value="12.7125">
                <text:p>12.7125</text:p>
              </table:table-cell>
              <table:table-cell office:value-type="float" office:value="13.4712">
                <text:p>13.4712</text:p>
              </table:table-cell>
              <table:table-cell office:value-type="float" office:value="14.3444">
                <text:p>14.34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52.06">
                <text:p>1952.06</text:p>
              </table:table-cell>
              <table:table-cell office:value-type="float" office:value="9.88602">
                <text:p>9.88602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  <table:table-cell office:value-type="float" office:value="0.0010243">
                <text:p>0.0010243</text:p>
              </table:table-cell>
              <table:table-cell office:value-type="float" office:value="8.79476">
                <text:p>8.79476</text:p>
              </table:table-cell>
              <table:table-cell office:value-type="float" office:value="9.33107">
                <text:p>9.33107</text:p>
              </table:table-cell>
              <table:table-cell office:value-type="float" office:value="9.93153">
                <text:p>9.9315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21.32">
                <text:p>1621.32</text:p>
              </table:table-cell>
              <table:table-cell office:value-type="float" office:value="6.83957">
                <text:p>6.83957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  <table:table-cell office:value-type="float" office:value="0.000526362">
                <text:p>0.000526362</text:p>
              </table:table-cell>
              <table:table-cell office:value-type="float" office:value="6.08441">
                <text:p>6.08441</text:p>
              </table:table-cell>
              <table:table-cell office:value-type="float" office:value="6.46331">
                <text:p>6.46331</text:p>
              </table:table-cell>
              <table:table-cell office:value-type="float" office:value="6.87616">
                <text:p>6.876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46.63">
                <text:p>1346.63</text:p>
              </table:table-cell>
              <table:table-cell office:value-type="float" office:value="4.73187">
                <text:p>4.73187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  <table:table-cell office:value-type="float" office:value="0.000270483">
                <text:p>0.000270483</text:p>
              </table:table-cell>
              <table:table-cell office:value-type="float" office:value="4.20933">
                <text:p>4.20933</text:p>
              </table:table-cell>
              <table:table-cell office:value-type="float" office:value="4.47691">
                <text:p>4.47691</text:p>
              </table:table-cell>
              <table:table-cell office:value-type="float" office:value="4.76073">
                <text:p>4.760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18.47">
                <text:p>1118.47</text:p>
              </table:table-cell>
              <table:table-cell office:value-type="float" office:value="3.27366">
                <text:p>3.27366</text:p>
              </table:table-cell>
              <table:table-cell office:value-type="float" office:value="0.0000171742">
                <text:p>0.0000171742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  <table:table-cell office:value-type="float" office:value="0.000138994">
                <text:p>0.000138994</text:p>
              </table:table-cell>
              <table:table-cell office:value-type="float" office:value="2.91211">
                <text:p>2.91211</text:p>
              </table:table-cell>
              <table:table-cell office:value-type="float" office:value="3.101">
                <text:p>3.101</text:p>
              </table:table-cell>
              <table:table-cell office:value-type="float" office:value="3.29608">
                <text:p>3.2960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28.971">
                <text:p>928.971</text:p>
              </table:table-cell>
              <table:table-cell office:value-type="float" office:value="2.26482">
                <text:p>2.26482</text:p>
              </table:table-cell>
              <table:table-cell office:value-type="float" office:value="0.00000821988">
                <text:p>0.00000821988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  <table:table-cell office:value-type="float" office:value="0.0000714252">
                <text:p>0.0000714252</text:p>
              </table:table-cell>
              <table:table-cell office:value-type="float" office:value="2.01466">
                <text:p>2.01466</text:p>
              </table:table-cell>
              <table:table-cell office:value-type="float" office:value="2.14795">
                <text:p>2.14795</text:p>
              </table:table-cell>
              <table:table-cell office:value-type="float" office:value="2.28203">
                <text:p>2.282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71.577">
                <text:p>771.577</text:p>
              </table:table-cell>
              <table:table-cell office:value-type="float" office:value="1.56687">
                <text:p>1.56687</text:p>
              </table:table-cell>
              <table:table-cell office:value-type="float" office:value="0.00000393418">
                <text:p>0.00000393418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  <table:table-cell office:value-type="float" office:value="0.0000367035">
                <text:p>0.0000367035</text:p>
              </table:table-cell>
              <table:table-cell office:value-type="float" office:value="1.39379">
                <text:p>1.39379</text:p>
              </table:table-cell>
              <table:table-cell office:value-type="float" office:value="1.48781">
                <text:p>1.48781</text:p>
              </table:table-cell>
              <table:table-cell office:value-type="float" office:value="1.57995">
                <text:p>1.5799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40.851">
                <text:p>640.851</text:p>
              </table:table-cell>
              <table:table-cell office:value-type="float" office:value="1.084">
                <text:p>1.084</text:p>
              </table:table-cell>
              <table:table-cell office:value-type="float" office:value="0.00000188297">
                <text:p>0.00000188297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  <table:table-cell office:value-type="float" office:value="0.0000188609">
                <text:p>0.0000188609</text:p>
              </table:table-cell>
              <table:table-cell office:value-type="float" office:value="0.964254">
                <text:p>0.964254</text:p>
              </table:table-cell>
              <table:table-cell office:value-type="float" office:value="1.03055">
                <text:p>1.03055</text:p>
              </table:table-cell>
              <table:table-cell office:value-type="float" office:value="1.09387">
                <text:p>1.0938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32.273">
                <text:p>532.273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0901224">
                <text:p>0.000000901224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  <table:table-cell office:value-type="float" office:value="0.0000096921">
                <text:p>0.0000096921</text:p>
              </table:table-cell>
              <table:table-cell office:value-type="float" office:value="0.667092">
                <text:p>0.667092</text:p>
              </table:table-cell>
              <table:table-cell office:value-type="float" office:value="0.713824">
                <text:p>0.713824</text:p>
              </table:table-cell>
              <table:table-cell office:value-type="float" office:value="0.757331">
                <text:p>0.75733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42.091">
                <text:p>442.091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0431342">
                <text:p>0.000000431342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  <table:table-cell office:value-type="float" office:value="0.00000498051">
                <text:p>0.00000498051</text:p>
              </table:table-cell>
              <table:table-cell office:value-type="float" office:value="0.461509">
                <text:p>0.461509</text:p>
              </table:table-cell>
              <table:table-cell office:value-type="float" office:value="0.49444">
                <text:p>0.49444</text:p>
              </table:table-cell>
              <table:table-cell office:value-type="float" office:value="0.524331">
                <text:p>0.52433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7.189">
                <text:p>367.189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0206448">
                <text:p>0.00000020644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  <table:table-cell office:value-type="float" office:value="0.00000255935">
                <text:p>0.00000255935</text:p>
              </table:table-cell>
              <table:table-cell office:value-type="float" office:value="0.319282">
                <text:p>0.319282</text:p>
              </table:table-cell>
              <table:table-cell office:value-type="float" office:value="0.34248">
                <text:p>0.34248</text:p>
              </table:table-cell>
              <table:table-cell office:value-type="float" office:value="0.363016">
                <text:p>0.3630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.977">
                <text:p>304.977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0988098">
                <text:p>0.0000000988098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  <table:table-cell office:value-type="float" office:value="0.00000131518">
                <text:p>0.00000131518</text:p>
              </table:table-cell>
              <table:table-cell office:value-type="float" office:value="0.220887">
                <text:p>0.220887</text:p>
              </table:table-cell>
              <table:table-cell office:value-type="float" office:value="0.237223">
                <text:p>0.237223</text:p>
              </table:table-cell>
              <table:table-cell office:value-type="float" office:value="0.251331">
                <text:p>0.25133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53.305">
                <text:p>253.305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0472922">
                <text:p>0.0000000472922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  <table:table-cell office:value-type="float" office:value="0.000000675834">
                <text:p>0.000000675834</text:p>
              </table:table-cell>
              <table:table-cell office:value-type="float" office:value="0.152814">
                <text:p>0.152814</text:p>
              </table:table-cell>
              <table:table-cell office:value-type="float" office:value="0.164316">
                <text:p>0.164316</text:p>
              </table:table-cell>
              <table:table-cell office:value-type="float" office:value="0.174006">
                <text:p>0.1740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0.388">
                <text:p>210.388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0226349">
                <text:p>0.0000000226349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  <table:table-cell office:value-type="float" office:value="0.000000347293">
                <text:p>0.000000347293</text:p>
              </table:table-cell>
              <table:table-cell office:value-type="float" office:value="0.10572">
                <text:p>0.10572</text:p>
              </table:table-cell>
              <table:table-cell office:value-type="float" office:value="0.113815">
                <text:p>0.113815</text:p>
              </table:table-cell>
              <table:table-cell office:value-type="float" office:value="0.120471">
                <text:p>0.12047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74.743">
                <text:p>174.743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0108335">
                <text:p>0.0000000108335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  <table:table-cell office:value-type="float" office:value="0.000000178464">
                <text:p>0.000000178464</text:p>
              </table:table-cell>
              <table:table-cell office:value-type="float" office:value="0.0731397">
                <text:p>0.0731397</text:p>
              </table:table-cell>
              <table:table-cell office:value-type="float" office:value="0.0788358">
                <text:p>0.0788358</text:p>
              </table:table-cell>
              <table:table-cell office:value-type="float" office:value="0.0834071">
                <text:p>0.083407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5.137">
                <text:p>145.137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0518509">
                <text:p>0.00000000518509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  <table:table-cell office:value-type="float" office:value="0.0000000917079">
                <text:p>0.0000000917079</text:p>
              </table:table-cell>
              <table:table-cell office:value-type="float" office:value="0.0505997">
                <text:p>0.0505997</text:p>
              </table:table-cell>
              <table:table-cell office:value-type="float" office:value="0.0546066">
                <text:p>0.0546066</text:p>
              </table:table-cell>
              <table:table-cell office:value-type="float" office:value="0.057746">
                <text:p>0.05774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0.546">
                <text:p>120.546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0248168">
                <text:p>0.00000000248168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  <table:table-cell office:value-type="float" office:value="0.0000000471262">
                <text:p>0.0000000471262</text:p>
              </table:table-cell>
              <table:table-cell office:value-type="float" office:value="0.035006">
                <text:p>0.035006</text:p>
              </table:table-cell>
              <table:table-cell office:value-type="float" office:value="0.037824">
                <text:p>0.037824</text:p>
              </table:table-cell>
              <table:table-cell office:value-type="float" office:value="0.0399798">
                <text:p>0.039979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0.122">
                <text:p>100.122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0118778">
                <text:p>0.00000000118778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  <table:table-cell office:value-type="float" office:value="0.0000000242169">
                <text:p>0.0000000242169</text:p>
              </table:table-cell>
              <table:table-cell office:value-type="float" office:value="0.0242179">
                <text:p>0.0242179</text:p>
              </table:table-cell>
              <table:table-cell office:value-type="float" office:value="0.0261993">
                <text:p>0.0261993</text:p>
              </table:table-cell>
              <table:table-cell office:value-type="float" office:value="0.0276796">
                <text:p>0.027679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3.159">
                <text:p>83.159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0568492">
                <text:p>0.000000000568492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  <table:table-cell office:value-type="float" office:value="0.0000000124444">
                <text:p>0.0000000124444</text:p>
              </table:table-cell>
              <table:table-cell office:value-type="float" office:value="0.0167545">
                <text:p>0.0167545</text:p>
              </table:table-cell>
              <table:table-cell office:value-type="float" office:value="0.0181472">
                <text:p>0.0181472</text:p>
              </table:table-cell>
              <table:table-cell office:value-type="float" office:value="0.0191637">
                <text:p>0.019163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9.0695">
                <text:p>69.069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027209">
                <text:p>0.000000000272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  <table:table-cell office:value-type="float" office:value="0.00000000639483">
                <text:p>0.00000000639483</text:p>
              </table:table-cell>
              <table:table-cell office:value-type="float" office:value="0.0115911">
                <text:p>0.0115911</text:p>
              </table:table-cell>
              <table:table-cell office:value-type="float" office:value="0.0125699">
                <text:p>0.0125699</text:p>
              </table:table-cell>
              <table:table-cell office:value-type="float" office:value="0.0132677">
                <text:p>0.01326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7.3672">
                <text:p>57.3672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0130227">
                <text:p>0.000000000130227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  <table:table-cell office:value-type="float" office:value="0.00000000328613">
                <text:p>0.00000000328613</text:p>
              </table:table-cell>
              <table:table-cell office:value-type="float" office:value="0.00801901">
                <text:p>0.00801901</text:p>
              </table:table-cell>
              <table:table-cell office:value-type="float" office:value="0.00870672">
                <text:p>0.00870672</text:p>
              </table:table-cell>
              <table:table-cell office:value-type="float" office:value="0.00918578">
                <text:p>0.009185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.6476">
                <text:p>47.6476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00623292">
                <text:p>0.000000000062329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  <table:table-cell office:value-type="float" office:value="0.00000000168865">
                <text:p>0.00000000168865</text:p>
              </table:table-cell>
              <table:table-cell office:value-type="float" office:value="0.00554773">
                <text:p>0.00554773</text:p>
              </table:table-cell>
              <table:table-cell office:value-type="float" office:value="0.00603082">
                <text:p>0.00603082</text:p>
              </table:table-cell>
              <table:table-cell office:value-type="float" office:value="0.00635967">
                <text:p>0.0063596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9.5748">
                <text:p>39.5748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0298319">
                <text:p>0.0000000000298319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  <table:table-cell office:value-type="float" office:value="0.000000000867752">
                <text:p>0.000000000867752</text:p>
              </table:table-cell>
              <table:table-cell office:value-type="float" office:value="0.00383804">
                <text:p>0.00383804</text:p>
              </table:table-cell>
              <table:table-cell office:value-type="float" office:value="0.00417732">
                <text:p>0.00417732</text:p>
              </table:table-cell>
              <table:table-cell office:value-type="float" office:value="0.00440305">
                <text:p>0.004403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2.8698">
                <text:p>32.8698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0142781">
                <text:p>0.0000000000142781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  <table:table-cell office:value-type="float" office:value="0.000000000445914">
                <text:p>0.000000000445914</text:p>
              </table:table-cell>
              <table:table-cell office:value-type="float" office:value="0.00265524">
                <text:p>0.00265524</text:p>
              </table:table-cell>
              <table:table-cell office:value-type="float" office:value="0.00289348">
                <text:p>0.00289348</text:p>
              </table:table-cell>
              <table:table-cell office:value-type="float" office:value="0.0030484">
                <text:p>0.00304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7.3007">
                <text:p>27.3007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00683375">
                <text:p>0.00000000000683375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  <table:table-cell office:value-type="float" office:value="0.000000000229143">
                <text:p>0.000000000229143</text:p>
              </table:table-cell>
              <table:table-cell office:value-type="float" office:value="0.00183696">
                <text:p>0.00183696</text:p>
              </table:table-cell>
              <table:table-cell office:value-type="float" office:value="0.0020042">
                <text:p>0.0020042</text:p>
              </table:table-cell>
              <table:table-cell office:value-type="float" office:value="0.00211053">
                <text:p>0.0021105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.6752">
                <text:p>22.6752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0327076">
                <text:p>0.00000000000327076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  <table:table-cell office:value-type="float" office:value="0.00000000011775">
                <text:p>0.00000000011775</text:p>
              </table:table-cell>
              <table:table-cell office:value-type="float" office:value="0.00127085">
                <text:p>0.00127085</text:p>
              </table:table-cell>
              <table:table-cell office:value-type="float" office:value="0.00138824">
                <text:p>0.00138824</text:p>
              </table:table-cell>
              <table:table-cell office:value-type="float" office:value="0.0014612">
                <text:p>0.001461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8.8334">
                <text:p>18.8334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0156544">
                <text:p>0.00000000000156544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  <table:table-cell office:value-type="float" office:value="0.0000000000605087">
                <text:p>0.0000000000605087</text:p>
              </table:table-cell>
              <table:table-cell office:value-type="float" office:value="0.000879201">
                <text:p>0.000879201</text:p>
              </table:table-cell>
              <table:table-cell office:value-type="float" office:value="0.00096158">
                <text:p>0.00096158</text:p>
              </table:table-cell>
              <table:table-cell office:value-type="float" office:value="0.00101165">
                <text:p>0.0010116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.6425">
                <text:p>15.642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0074925">
                <text:p>0.00000000000074925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  <table:table-cell office:value-type="float" office:value="0.0000000000310938">
                <text:p>0.0000000000310938</text:p>
              </table:table-cell>
              <table:table-cell office:value-type="float" office:value="0.000608251">
                <text:p>0.000608251</text:p>
              </table:table-cell>
              <table:table-cell office:value-type="float" office:value="0.000666051">
                <text:p>0.000666051</text:p>
              </table:table-cell>
              <table:table-cell office:value-type="float" office:value="0.000700402">
                <text:p>0.0007004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2.9922">
                <text:p>12.9922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00358605">
                <text:p>0.000000000000358605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  <table:table-cell office:value-type="float" office:value="0.0000000000159783">
                <text:p>0.0000000000159783</text:p>
              </table:table-cell>
              <table:table-cell office:value-type="float" office:value="0.000420801">
                <text:p>0.000420801</text:p>
              </table:table-cell>
              <table:table-cell office:value-type="float" office:value="0.000461349">
                <text:p>0.000461349</text:p>
              </table:table-cell>
              <table:table-cell office:value-type="float" office:value="0.000484915">
                <text:p>0.00048491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0.791">
                <text:p>10.791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0171635">
                <text:p>0.000000000000171635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  <table:table-cell office:value-type="float" office:value="0.00000000000821079">
                <text:p>0.00000000000821079</text:p>
              </table:table-cell>
              <table:table-cell office:value-type="float" office:value="0.00029112">
                <text:p>0.00029112</text:p>
              </table:table-cell>
              <table:table-cell office:value-type="float" office:value="0.000319559">
                <text:p>0.000319559</text:p>
              </table:table-cell>
              <table:table-cell office:value-type="float" office:value="0.000335726">
                <text:p>0.00033572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.9627">
                <text:p>8.9627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00821476">
                <text:p>0.0000000000000821476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  <table:table-cell office:value-type="float" office:value="0.0000000000042193">
                <text:p>0.0000000000042193</text:p>
              </table:table-cell>
              <table:table-cell office:value-type="float" office:value="0.000201403">
                <text:p>0.000201403</text:p>
              </table:table-cell>
              <table:table-cell office:value-type="float" office:value="0.000221347">
                <text:p>0.000221347</text:p>
              </table:table-cell>
              <table:table-cell office:value-type="float" office:value="0.000232436">
                <text:p>0.0002324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44417">
                <text:p>7.44417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00393174">
                <text:p>0.0000000000000393174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  <table:table-cell office:value-type="float" office:value="0.00000000000216818">
                <text:p>0.00000000000216818</text:p>
              </table:table-cell>
              <table:table-cell office:value-type="float" office:value="0.000139335">
                <text:p>0.000139335</text:p>
              </table:table-cell>
              <table:table-cell office:value-type="float" office:value="0.000153319">
                <text:p>0.000153319</text:p>
              </table:table-cell>
              <table:table-cell office:value-type="float" office:value="0.000160924">
                <text:p>0.00016092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.18292">
                <text:p>6.18292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018818">
                <text:p>0.000000000000018818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  <table:table-cell office:value-type="float" office:value="0.00000000000111417">
                <text:p>0.00000000000111417</text:p>
              </table:table-cell>
              <table:table-cell office:value-type="float" office:value="0.0000963952">
                <text:p>0.0000963952</text:p>
              </table:table-cell>
              <table:table-cell office:value-type="float" office:value="0.000106198">
                <text:p>0.000106198</text:p>
              </table:table-cell>
              <table:table-cell office:value-type="float" office:value="0.000111414">
                <text:p>0.00011141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.13536">
                <text:p>5.13536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9.00669E-015">
                <text:p>9.00669E-015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  <table:table-cell office:value-type="float" office:value="0.000000000000572542">
                <text:p>0.000000000000572542</text:p>
              </table:table-cell>
              <table:table-cell office:value-type="float" office:value="0.0000666884">
                <text:p>0.0000666884</text:p>
              </table:table-cell>
              <table:table-cell office:value-type="float" office:value="0.0000735595">
                <text:p>0.0000735595</text:p>
              </table:table-cell>
              <table:table-cell office:value-type="float" office:value="0.0000771364">
                <text:p>0.000077136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.26529">
                <text:p>4.26529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4.31078E-015">
                <text:p>4.31078E-015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  <table:table-cell office:value-type="float" office:value="0.000000000000294214">
                <text:p>0.000000000000294214</text:p>
              </table:table-cell>
              <table:table-cell office:value-type="float" office:value="0.0000461365">
                <text:p>0.0000461365</text:p>
              </table:table-cell>
              <table:table-cell office:value-type="float" office:value="0.0000509519">
                <text:p>0.0000509519</text:p>
              </table:table-cell>
              <table:table-cell office:value-type="float" office:value="0.0000534045">
                <text:p>0.00005340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4263">
                <text:p>3.54263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2.06323E-015">
                <text:p>2.06323E-015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  <table:table-cell office:value-type="float" office:value="0.000000000000151189">
                <text:p>0.000000000000151189</text:p>
              </table:table-cell>
              <table:table-cell office:value-type="float" office:value="0.0000319183">
                <text:p>0.0000319183</text:p>
              </table:table-cell>
              <table:table-cell office:value-type="float" office:value="0.0000352925">
                <text:p>0.0000352925</text:p>
              </table:table-cell>
              <table:table-cell office:value-type="float" office:value="0.000036974">
                <text:p>0.000036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true" chart:minimum="0.00000000000001" chart:origin="0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" chart:style-name="ch1">
        <chart:legend svg:x="3.623cm" svg:y="12.801cm" style:legend-expansion="custom" chartooo:width="9.868cm" chartooo:height="2.325cm" style:legend-expansion-aspect-ratio="4.24430107526882" chart:style-name="ch2"/>
        <chart:plot-area chart:style-name="ch3" table:cell-range-address="Sheet1.A2:Sheet1.A66 Sheet1.E1:Sheet1.F66 Sheet1.H1:Sheet1.H66" chart:data-source-has-labels="both" svg:x="0.343cm" svg:y="0.576cm" svg:width="29.029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E2:Sheet1.E66" chart:label-cell-address="Sheet1.E1:Sheet1.E1" chart:class="chart:scatter">
            <chart:domain table:cell-range-address="Sheet1.A2:Sheet1.A66"/>
            <chart:data-point chart:repeated="65"/>
          </chart:series>
          <chart:series chart:style-name="ch9" chart:values-cell-range-address="Sheet1.F2:Sheet1.F66" chart:label-cell-address="Sheet1.F1:Sheet1.F1" chart:class="chart:scatter">
            <chart:data-point chart:repeated="65"/>
          </chart:series>
          <chart:series chart:style-name="ch10" chart:values-cell-range-address="Sheet1.H2:Sheet1.H66" chart:label-cell-address="Sheet1.H1:Sheet1.H1" chart:class="chart:scatter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4x4)-SymG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56457">
                <text:p>2564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28628">
                <text:p>1286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65779.7">
                <text:p>65779.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17341.7">
                <text:p>17341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8910.35">
                <text:p>8910.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4578.64">
                <text:p>4578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2352.83">
                <text:p>2352.8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1209.06">
                <text:p>1209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621.309">
                <text:p>621.3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319.276">
                <text:p>319.2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164.068">
                <text:p>164.0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84.3104">
                <text:p>84.31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43.3249">
                <text:p>43.324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22.2635">
                <text:p>22.26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11.4406">
                <text:p>11.440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5.87904">
                <text:p>5.8790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3.02108">
                <text:p>3.021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.55245">
                <text:p>1.552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0.797762">
                <text:p>0.797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0.409948">
                <text:p>0.4099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0.210661">
                <text:p>0.2106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0.108253">
                <text:p>0.1082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0556283">
                <text:p>0.055628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0285859">
                <text:p>0.02858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0146895">
                <text:p>0.014689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00754853">
                <text:p>0.0075485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0387898">
                <text:p>0.003878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019933">
                <text:p>0.00199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010243">
                <text:p>0.00102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00526362">
                <text:p>0.0005263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0270483">
                <text:p>0.00027048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0138994">
                <text:p>0.00013899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00714252">
                <text:p>0.000071425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00367035">
                <text:p>0.000036703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0188609">
                <text:p>0.000018860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0096921">
                <text:p>0.00000969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00498051">
                <text:p>0.0000049805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00255935">
                <text:p>0.000002559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0131518">
                <text:p>0.0000013151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00675834">
                <text:p>0.00000067583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00347293">
                <text:p>0.00000034729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00178464">
                <text:p>0.0000001784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00917079">
                <text:p>0.000000091707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00471262">
                <text:p>0.000000047126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00242169">
                <text:p>0.000000024216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00124444">
                <text:p>0.000000012444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000639483">
                <text:p>0.0000000063948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00328613">
                <text:p>0.000000003286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00168865">
                <text:p>0.0000000016886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000867752">
                <text:p>0.0000000008677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000445914">
                <text:p>0.00000000044591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00229143">
                <text:p>0.00000000022914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0011775">
                <text:p>0.00000000011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000605087">
                <text:p>0.000000000060508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000310938">
                <text:p>0.000000000031093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00159783">
                <text:p>0.00000000001597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000821079">
                <text:p>0.0000000000082107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00042193">
                <text:p>0.00000000000421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000216818">
                <text:p>0.0000000000021681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00111417">
                <text:p>0.0000000000011141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000572542">
                <text:p>0.00000000000057254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000294214">
                <text:p>0.0000000000002942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000151189">
                <text:p>0.000000000000151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true" chart:minimum="0.00001" chart:origin="0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" chart:style-name="ch1">
        <chart:legend svg:x="7.037cm" svg:y="11.604cm" style:legend-expansion="custom" chartooo:width="4.535cm" chartooo:height="2.332cm" style:legend-expansion-aspect-ratio="1.94468267581475" chart:style-name="ch2"/>
        <chart:plot-area chart:style-name="ch3" table:cell-range-address="Sheet1.A1:Sheet1.C66" chart:data-source-has-labels="both" svg:x="0.343cm" svg:y="0.576cm" svg:width="29.029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series chart:style-name="ch9" chart:values-cell-range-address="Sheet1.C2:Sheet1.C66" chart:label-cell-address="Sheet1.C1:Sheet1.C1" chart:class="chart:scatte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Jacobi</text:p>
                <draw:g>
                  <svg:desc>Sheet1.B1:Sheet1.B1</svg:desc>
                </draw:g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B2:Sheet1.B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60294">
                <text:p>460294</text:p>
              </table:table-cell>
              <table:table-cell office:value-type="float" office:value="375384">
                <text:p>3753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65212">
                <text:p>365212</text:p>
              </table:table-cell>
              <table:table-cell office:value-type="float" office:value="254367">
                <text:p>2543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97539">
                <text:p>297539</text:p>
              </table:table-cell>
              <table:table-cell office:value-type="float" office:value="177790">
                <text:p>1777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45099">
                <text:p>245099</text:p>
              </table:table-cell>
              <table:table-cell office:value-type="float" office:value="125362">
                <text:p>1253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2858">
                <text:p>202858</text:p>
              </table:table-cell>
              <table:table-cell office:value-type="float" office:value="88555.7">
                <text:p>88555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68235">
                <text:p>168235</text:p>
              </table:table-cell>
              <table:table-cell office:value-type="float" office:value="62506.4">
                <text:p>62506.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9642">
                <text:p>139642</text:p>
              </table:table-cell>
              <table:table-cell office:value-type="float" office:value="44032.8">
                <text:p>44032.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5951">
                <text:p>115951</text:p>
              </table:table-cell>
              <table:table-cell office:value-type="float" office:value="30938.8">
                <text:p>30938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6294.8">
                <text:p>96294.8</text:p>
              </table:table-cell>
              <table:table-cell office:value-type="float" office:value="21679.2">
                <text:p>21679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975.8">
                <text:p>79975.8</text:p>
              </table:table-cell>
              <table:table-cell office:value-type="float" office:value="15152.3">
                <text:p>15152.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6424.3">
                <text:p>66424.3</text:p>
              </table:table-cell>
              <table:table-cell office:value-type="float" office:value="10567.2">
                <text:p>10567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5169.7">
                <text:p>55169.7</text:p>
              </table:table-cell>
              <table:table-cell office:value-type="float" office:value="7356.22">
                <text:p>7356.2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5822.2">
                <text:p>45822.2</text:p>
              </table:table-cell>
              <table:table-cell office:value-type="float" office:value="5113.52">
                <text:p>5113.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8058.6">
                <text:p>38058.6</text:p>
              </table:table-cell>
              <table:table-cell office:value-type="float" office:value="3550.53">
                <text:p>3550.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1610.4">
                <text:p>31610.4</text:p>
              </table:table-cell>
              <table:table-cell office:value-type="float" office:value="2463.12">
                <text:p>2463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6254.7">
                <text:p>26254.7</text:p>
              </table:table-cell>
              <table:table-cell office:value-type="float" office:value="1707.6">
                <text:p>1707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1806.5">
                <text:p>21806.5</text:p>
              </table:table-cell>
              <table:table-cell office:value-type="float" office:value="1183.22">
                <text:p>1183.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111.8">
                <text:p>18111.8</text:p>
              </table:table-cell>
              <table:table-cell office:value-type="float" office:value="819.548">
                <text:p>819.5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043.2">
                <text:p>15043.2</text:p>
              </table:table-cell>
              <table:table-cell office:value-type="float" office:value="567.488">
                <text:p>567.4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494.5">
                <text:p>12494.5</text:p>
              </table:table-cell>
              <table:table-cell office:value-type="float" office:value="392.865">
                <text:p>392.8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0377.6">
                <text:p>10377.6</text:p>
              </table:table-cell>
              <table:table-cell office:value-type="float" office:value="271.93">
                <text:p>271.9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8619.31">
                <text:p>8619.31</text:p>
              </table:table-cell>
              <table:table-cell office:value-type="float" office:value="188.199">
                <text:p>188.19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7158.96">
                <text:p>7158.96</text:p>
              </table:table-cell>
              <table:table-cell office:value-type="float" office:value="130.237">
                <text:p>130.23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946.03">
                <text:p>5946.03</text:p>
              </table:table-cell>
              <table:table-cell office:value-type="float" office:value="90.1205">
                <text:p>90.120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4938.61">
                <text:p>4938.61</text:p>
              </table:table-cell>
              <table:table-cell office:value-type="float" office:value="62.3574">
                <text:p>62.357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4101.87">
                <text:p>4101.87</text:p>
              </table:table-cell>
              <table:table-cell office:value-type="float" office:value="43.1455">
                <text:p>43.14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406.9">
                <text:p>3406.9</text:p>
              </table:table-cell>
              <table:table-cell office:value-type="float" office:value="29.8517">
                <text:p>29.85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29.68">
                <text:p>2829.68</text:p>
              </table:table-cell>
              <table:table-cell office:value-type="float" office:value="20.6535">
                <text:p>20.653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350.25">
                <text:p>2350.25</text:p>
              </table:table-cell>
              <table:table-cell office:value-type="float" office:value="14.2893">
                <text:p>14.28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52.06">
                <text:p>1952.06</text:p>
              </table:table-cell>
              <table:table-cell office:value-type="float" office:value="9.88602">
                <text:p>9.886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621.32">
                <text:p>1621.32</text:p>
              </table:table-cell>
              <table:table-cell office:value-type="float" office:value="6.83957">
                <text:p>6.839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346.63">
                <text:p>1346.63</text:p>
              </table:table-cell>
              <table:table-cell office:value-type="float" office:value="4.73187">
                <text:p>4.731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118.47">
                <text:p>1118.47</text:p>
              </table:table-cell>
              <table:table-cell office:value-type="float" office:value="3.27366">
                <text:p>3.273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928.971">
                <text:p>928.971</text:p>
              </table:table-cell>
              <table:table-cell office:value-type="float" office:value="2.26482">
                <text:p>2.264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771.577">
                <text:p>771.577</text:p>
              </table:table-cell>
              <table:table-cell office:value-type="float" office:value="1.56687">
                <text:p>1.5668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640.851">
                <text:p>640.851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532.273">
                <text:p>532.273</text:p>
              </table:table-cell>
              <table:table-cell office:value-type="float" office:value="0.749941">
                <text:p>0.74994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42.091">
                <text:p>442.091</text:p>
              </table:table-cell>
              <table:table-cell office:value-type="float" office:value="0.518828">
                <text:p>0.51882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7.189">
                <text:p>367.189</text:p>
              </table:table-cell>
              <table:table-cell office:value-type="float" office:value="0.358938">
                <text:p>0.358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4.977">
                <text:p>304.977</text:p>
              </table:table-cell>
              <table:table-cell office:value-type="float" office:value="0.248322">
                <text:p>0.24832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53.305">
                <text:p>253.305</text:p>
              </table:table-cell>
              <table:table-cell office:value-type="float" office:value="0.171795">
                <text:p>0.1717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10.388">
                <text:p>210.388</text:p>
              </table:table-cell>
              <table:table-cell office:value-type="float" office:value="0.118852">
                <text:p>0.11885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74.743">
                <text:p>174.743</text:p>
              </table:table-cell>
              <table:table-cell office:value-type="float" office:value="0.0822243">
                <text:p>0.082224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45.137">
                <text:p>145.137</text:p>
              </table:table-cell>
              <table:table-cell office:value-type="float" office:value="0.0568846">
                <text:p>0.056884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120.546">
                <text:p>120.546</text:p>
              </table:table-cell>
              <table:table-cell office:value-type="float" office:value="0.0393541">
                <text:p>0.03935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00.122">
                <text:p>100.122</text:p>
              </table:table-cell>
              <table:table-cell office:value-type="float" office:value="0.027226">
                <text:p>0.02722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83.159">
                <text:p>83.159</text:p>
              </table:table-cell>
              <table:table-cell office:value-type="float" office:value="0.0188356">
                <text:p>0.018835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9.0695">
                <text:p>69.0695</text:p>
              </table:table-cell>
              <table:table-cell office:value-type="float" office:value="0.0130309">
                <text:p>0.013030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7.3672">
                <text:p>57.3672</text:p>
              </table:table-cell>
              <table:table-cell office:value-type="float" office:value="0.00901505">
                <text:p>0.009015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.6476">
                <text:p>47.6476</text:p>
              </table:table-cell>
              <table:table-cell office:value-type="float" office:value="0.00623682">
                <text:p>0.0062368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9.5748">
                <text:p>39.5748</text:p>
              </table:table-cell>
              <table:table-cell office:value-type="float" office:value="0.00431477">
                <text:p>0.004314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2.8698">
                <text:p>32.8698</text:p>
              </table:table-cell>
              <table:table-cell office:value-type="float" office:value="0.00298505">
                <text:p>0.0029850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7.3007">
                <text:p>27.3007</text:p>
              </table:table-cell>
              <table:table-cell office:value-type="float" office:value="0.00206513">
                <text:p>0.0020651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22.6752">
                <text:p>22.6752</text:p>
              </table:table-cell>
              <table:table-cell office:value-type="float" office:value="0.0014287">
                <text:p>0.001428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8.8334">
                <text:p>18.8334</text:p>
              </table:table-cell>
              <table:table-cell office:value-type="float" office:value="0.000988407">
                <text:p>0.00098840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5.6425">
                <text:p>15.6425</text:p>
              </table:table-cell>
              <table:table-cell office:value-type="float" office:value="0.000683802">
                <text:p>0.0006838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12.9922">
                <text:p>12.9922</text:p>
              </table:table-cell>
              <table:table-cell office:value-type="float" office:value="0.00047307">
                <text:p>0.0004730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10.791">
                <text:p>10.791</text:p>
              </table:table-cell>
              <table:table-cell office:value-type="float" office:value="0.00032728">
                <text:p>0.0003272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627">
                <text:p>8.9627</text:p>
              </table:table-cell>
              <table:table-cell office:value-type="float" office:value="0.00022642">
                <text:p>0.000226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44417">
                <text:p>7.44417</text:p>
              </table:table-cell>
              <table:table-cell office:value-type="float" office:value="0.000156642">
                <text:p>0.00015664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.18292">
                <text:p>6.18292</text:p>
              </table:table-cell>
              <table:table-cell office:value-type="float" office:value="0.000108369">
                <text:p>0.00010836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.13536">
                <text:p>5.13536</text:p>
              </table:table-cell>
              <table:table-cell office:value-type="float" office:value="0.0000749718">
                <text:p>0.00007497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4.26529">
                <text:p>4.26529</text:p>
              </table:table-cell>
              <table:table-cell office:value-type="float" office:value="0.0000518672">
                <text:p>0.00005186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.54263">
                <text:p>3.54263</text:p>
              </table:table-cell>
              <table:table-cell office:value-type="float" office:value="0.0000358829">
                <text:p>0.00003588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true" chart:minimum="1E-015" chart:origin="0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 3 4" chart:style-name="ch1">
        <chart:legend svg:x="4.275cm" svg:y="10.641cm" style:legend-expansion="custom" chartooo:width="7.998cm" chartooo:height="5.012cm" style:legend-expansion-aspect-ratio="1.59577015163607" chart:style-name="ch2"/>
        <chart:plot-area chart:style-name="ch3" table:cell-range-address="Sheet1.A2:Sheet1.A66 Sheet1.C1:Sheet1.F66 Sheet1.I1:Sheet1.I66" chart:data-source-has-labels="both" svg:x="0.343cm" svg:y="0.575cm" svg:width="29.029cm" svg:height="19.782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C2:Sheet1.C66" chart:label-cell-address="Sheet1.C1:Sheet1.C1" chart:class="chart:scatter">
            <chart:domain table:cell-range-address="Sheet1.A2:Sheet1.A66"/>
            <chart:data-point chart:repeated="65"/>
          </chart:series>
          <chart:series chart:style-name="ch9" chart:values-cell-range-address="Sheet1.D2:Sheet1.D66" chart:label-cell-address="Sheet1.D1:Sheet1.D1" chart:class="chart:scatter">
            <chart:data-point chart:repeated="65"/>
          </chart:series>
          <chart:series chart:style-name="ch10" chart:values-cell-range-address="Sheet1.E2:Sheet1.E66" chart:label-cell-address="Sheet1.E1:Sheet1.E1" chart:class="chart:scatter">
            <chart:data-point chart:repeated="65"/>
          </chart:series>
          <chart:series chart:style-name="ch11" chart:values-cell-range-address="Sheet1.F2:Sheet1.F66" chart:label-cell-address="Sheet1.F1:Sheet1.F1" chart:class="chart:scatter">
            <chart:data-point chart:repeated="65"/>
          </chart:series>
          <chart:series chart:style-name="ch12" chart:values-cell-range-address="Sheet1.I2:Sheet1.I66" chart:label-cell-address="Sheet1.I1:Sheet1.I1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  <table:table-cell office:value-type="string">
                <text:p>GaussSeidel x2</text:p>
                <draw:g>
                  <svg:desc>Sheet1.D1:Sheet1.D1</svg:desc>
                </draw:g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MulticolorOrdering-G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  <table:table-cell office:value-type="float" office:value="641281">
                <text:p>641281</text:p>
                <draw:g>
                  <svg:desc>Sheet1.D2:Sheet1.D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75384">
                <text:p>375384</text:p>
              </table:table-cell>
              <table:table-cell office:value-type="float" office:value="254367">
                <text:p>254367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404896">
                <text:p>4048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54367">
                <text:p>254367</text:p>
              </table:table-cell>
              <table:table-cell office:value-type="float" office:value="125362">
                <text:p>12536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269095">
                <text:p>2690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77790">
                <text:p>177790</text:p>
              </table:table-cell>
              <table:table-cell office:value-type="float" office:value="62506.4">
                <text:p>62506.4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184333">
                <text:p>184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25362">
                <text:p>125362</text:p>
              </table:table-cell>
              <table:table-cell office:value-type="float" office:value="30938.8">
                <text:p>30938.8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127256">
                <text:p>1272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8555.7">
                <text:p>88555.7</text:p>
              </table:table-cell>
              <table:table-cell office:value-type="float" office:value="15152.3">
                <text:p>15152.3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87996.8">
                <text:p>87996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2506.4">
                <text:p>62506.4</text:p>
              </table:table-cell>
              <table:table-cell office:value-type="float" office:value="7356.22">
                <text:p>7356.22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60869.6">
                <text:p>60869.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4032.8">
                <text:p>44032.8</text:p>
              </table:table-cell>
              <table:table-cell office:value-type="float" office:value="3550.53">
                <text:p>3550.53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42108.7">
                <text:p>42108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0938.8">
                <text:p>30938.8</text:p>
              </table:table-cell>
              <table:table-cell office:value-type="float" office:value="1707.6">
                <text:p>1707.6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29131">
                <text:p>291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679.2">
                <text:p>21679.2</text:p>
              </table:table-cell>
              <table:table-cell office:value-type="float" office:value="819.548">
                <text:p>819.548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0153.2">
                <text:p>20153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152.3">
                <text:p>15152.3</text:p>
              </table:table-cell>
              <table:table-cell office:value-type="float" office:value="392.865">
                <text:p>392.865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3942.4">
                <text:p>13942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567.2">
                <text:p>10567.2</text:p>
              </table:table-cell>
              <table:table-cell office:value-type="float" office:value="188.199">
                <text:p>188.199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45.6">
                <text:p>9645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356.22">
                <text:p>7356.22</text:p>
              </table:table-cell>
              <table:table-cell office:value-type="float" office:value="90.1205">
                <text:p>90.1205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6673.03">
                <text:p>6673.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113.52">
                <text:p>5113.52</text:p>
              </table:table-cell>
              <table:table-cell office:value-type="float" office:value="43.1455">
                <text:p>43.1455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4616.54">
                <text:p>4616.5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550.53">
                <text:p>3550.53</text:p>
              </table:table-cell>
              <table:table-cell office:value-type="float" office:value="20.6535">
                <text:p>20.6535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3193.83">
                <text:p>3193.8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463.12">
                <text:p>2463.12</text:p>
              </table:table-cell>
              <table:table-cell office:value-type="float" office:value="9.88602">
                <text:p>9.8860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2209.56">
                <text:p>2209.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707.6">
                <text:p>1707.6</text:p>
              </table:table-cell>
              <table:table-cell office:value-type="float" office:value="4.73187">
                <text:p>4.73187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1528.62">
                <text:p>1528.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183.22">
                <text:p>1183.22</text:p>
              </table:table-cell>
              <table:table-cell office:value-type="float" office:value="2.26482">
                <text:p>2.2648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1057.53">
                <text:p>1057.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19.548">
                <text:p>819.548</text:p>
              </table:table-cell>
              <table:table-cell office:value-type="float" office:value="1.084">
                <text:p>1.084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731.626">
                <text:p>731.62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67.488">
                <text:p>567.488</text:p>
              </table:table-cell>
              <table:table-cell office:value-type="float" office:value="0.518828">
                <text:p>0.51882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506.155">
                <text:p>506.1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2.865">
                <text:p>392.865</text:p>
              </table:table-cell>
              <table:table-cell office:value-type="float" office:value="0.248322">
                <text:p>0.248322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350.17">
                <text:p>350.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1.93">
                <text:p>271.93</text:p>
              </table:table-cell>
              <table:table-cell office:value-type="float" office:value="0.118852">
                <text:p>0.118852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242.255">
                <text:p>242.2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8.199">
                <text:p>188.199</text:p>
              </table:table-cell>
              <table:table-cell office:value-type="float" office:value="0.0568846">
                <text:p>0.0568846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167.597">
                <text:p>167.5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30.237">
                <text:p>130.237</text:p>
              </table:table-cell>
              <table:table-cell office:value-type="float" office:value="0.027226">
                <text:p>0.027226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15.948">
                <text:p>115.9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90.1205">
                <text:p>90.120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80.2152">
                <text:p>80.21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62.3574">
                <text:p>62.3574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55.4947">
                <text:p>55.494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43.1455">
                <text:p>43.1455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38.3924">
                <text:p>38.39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9.8517">
                <text:p>29.8517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26.5607">
                <text:p>26.560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0.6535">
                <text:p>20.653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18.3753">
                <text:p>18.375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.2893">
                <text:p>14.2893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12.7125">
                <text:p>12.71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8602">
                <text:p>9.88602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8.79476">
                <text:p>8.7947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6.83957">
                <text:p>6.83957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6.08441">
                <text:p>6.084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.73187">
                <text:p>4.73187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4.20933">
                <text:p>4.2093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.27366">
                <text:p>3.27366</text:p>
              </table:table-cell>
              <table:table-cell office:value-type="float" office:value="0.0000171742">
                <text:p>0.0000171742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2.91211">
                <text:p>2.9121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.26482">
                <text:p>2.26482</text:p>
              </table:table-cell>
              <table:table-cell office:value-type="float" office:value="0.00000821988">
                <text:p>0.00000821988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2.01466">
                <text:p>2.014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.56687">
                <text:p>1.56687</text:p>
              </table:table-cell>
              <table:table-cell office:value-type="float" office:value="0.00000393418">
                <text:p>0.00000393418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1.39379">
                <text:p>1.3937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.084">
                <text:p>1.084</text:p>
              </table:table-cell>
              <table:table-cell office:value-type="float" office:value="0.00000188297">
                <text:p>0.00000188297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964254">
                <text:p>0.96425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0901224">
                <text:p>0.000000901224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667092">
                <text:p>0.66709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0431342">
                <text:p>0.000000431342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461509">
                <text:p>0.4615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0206448">
                <text:p>0.00000020644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319282">
                <text:p>0.3192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0988098">
                <text:p>0.0000000988098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220887">
                <text:p>0.22088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0472922">
                <text:p>0.0000000472922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152814">
                <text:p>0.15281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0226349">
                <text:p>0.0000000226349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10572">
                <text:p>0.105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0108335">
                <text:p>0.0000000108335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731397">
                <text:p>0.073139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0518509">
                <text:p>0.00000000518509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505997">
                <text:p>0.050599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0248168">
                <text:p>0.00000000248168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35006">
                <text:p>0.03500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0118778">
                <text:p>0.00000000118778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242179">
                <text:p>0.02421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0568492">
                <text:p>0.000000000568492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167545">
                <text:p>0.016754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027209">
                <text:p>0.000000000272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115911">
                <text:p>0.011591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0130227">
                <text:p>0.000000000130227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801901">
                <text:p>0.008019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00623292">
                <text:p>0.000000000062329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554773">
                <text:p>0.0055477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0298319">
                <text:p>0.0000000000298319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383804">
                <text:p>0.0038380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0142781">
                <text:p>0.0000000000142781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265524">
                <text:p>0.0026552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00683375">
                <text:p>0.00000000000683375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183696">
                <text:p>0.0018369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0327076">
                <text:p>0.00000000000327076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127085">
                <text:p>0.0012708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0156544">
                <text:p>0.00000000000156544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879201">
                <text:p>0.0008792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0074925">
                <text:p>0.00000000000074925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608251">
                <text:p>0.00060825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00358605">
                <text:p>0.000000000000358605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420801">
                <text:p>0.00042080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0171635">
                <text:p>0.000000000000171635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29112">
                <text:p>0.0002911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00821476">
                <text:p>0.0000000000000821476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201403">
                <text:p>0.0002014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00393174">
                <text:p>0.0000000000000393174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139335">
                <text:p>0.00013933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018818">
                <text:p>0.000000000000018818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963952">
                <text:p>0.000096395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9.00669E-015">
                <text:p>9.00669E-015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666884">
                <text:p>0.00006668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4.31078E-015">
                <text:p>4.31078E-015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461365">
                <text:p>0.00004613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2.06323E-015">
                <text:p>2.06323E-015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319183">
                <text:p>0.0000319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true" chart:minimum="0.00000000000001" chart:origin="0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 3" chart:style-name="ch1">
        <chart:legend svg:x="3.222cm" svg:y="12.643cm" style:legend-expansion="custom" chartooo:width="9.868cm" chartooo:height="3.712cm" style:legend-expansion-aspect-ratio="2.65840517241379" chart:style-name="ch2"/>
        <chart:plot-area chart:style-name="ch3" table:cell-range-address="Sheet1.A2:Sheet1.A66 Sheet1.E1:Sheet1.H66" chart:data-source-has-labels="both" svg:x="0.343cm" svg:y="0.576cm" svg:width="29.029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E2:Sheet1.E66" chart:label-cell-address="Sheet1.E1:Sheet1.E1" chart:class="chart:scatter">
            <chart:domain table:cell-range-address="Sheet1.A2:Sheet1.A66"/>
            <chart:data-point chart:repeated="65"/>
          </chart:series>
          <chart:series chart:style-name="ch9" chart:values-cell-range-address="Sheet1.F2:Sheet1.F66" chart:label-cell-address="Sheet1.F1:Sheet1.F1" chart:class="chart:scatter">
            <chart:data-point chart:repeated="65"/>
          </chart:series>
          <chart:series chart:style-name="ch10" chart:values-cell-range-address="Sheet1.G2:Sheet1.G66" chart:label-cell-address="Sheet1.G1:Sheet1.G1" chart:class="chart:scatter">
            <chart:data-point chart:repeated="65"/>
          </chart:series>
          <chart:series chart:style-name="ch11" chart:values-cell-range-address="Sheet1.H2:Sheet1.H66" chart:label-cell-address="Sheet1.H1:Sheet1.H1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2x2)-SymGS</text:p>
                <draw:g>
                  <svg:desc>Sheet1.G1:Sheet1.G1</svg:desc>
                </draw:g>
              </table:table-cell>
              <table:table-cell office:value-type="string">
                <text:p>BlockMulticolorOrdering(4x4)-SymG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G2:Sheet1.G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  <table:table-cell office:value-type="float" office:value="256457">
                <text:p>2564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  <table:table-cell office:value-type="float" office:value="128628">
                <text:p>1286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  <table:table-cell office:value-type="float" office:value="65779.7">
                <text:p>65779.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  <table:table-cell office:value-type="float" office:value="17341.7">
                <text:p>17341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  <table:table-cell office:value-type="float" office:value="8910.35">
                <text:p>8910.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  <table:table-cell office:value-type="float" office:value="4578.64">
                <text:p>4578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  <table:table-cell office:value-type="float" office:value="2352.83">
                <text:p>2352.8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  <table:table-cell office:value-type="float" office:value="1209.06">
                <text:p>1209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  <table:table-cell office:value-type="float" office:value="621.309">
                <text:p>621.3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  <table:table-cell office:value-type="float" office:value="319.276">
                <text:p>319.2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  <table:table-cell office:value-type="float" office:value="164.068">
                <text:p>164.0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  <table:table-cell office:value-type="float" office:value="84.3104">
                <text:p>84.31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  <table:table-cell office:value-type="float" office:value="43.3249">
                <text:p>43.324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  <table:table-cell office:value-type="float" office:value="22.2635">
                <text:p>22.26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  <table:table-cell office:value-type="float" office:value="11.4406">
                <text:p>11.440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  <table:table-cell office:value-type="float" office:value="5.87904">
                <text:p>5.8790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  <table:table-cell office:value-type="float" office:value="3.02108">
                <text:p>3.021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  <table:table-cell office:value-type="float" office:value="1.55245">
                <text:p>1.552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  <table:table-cell office:value-type="float" office:value="0.797762">
                <text:p>0.797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  <table:table-cell office:value-type="float" office:value="0.409948">
                <text:p>0.4099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  <table:table-cell office:value-type="float" office:value="0.210661">
                <text:p>0.2106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  <table:table-cell office:value-type="float" office:value="0.108253">
                <text:p>0.1082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  <table:table-cell office:value-type="float" office:value="0.0556283">
                <text:p>0.055628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  <table:table-cell office:value-type="float" office:value="0.0285859">
                <text:p>0.02858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  <table:table-cell office:value-type="float" office:value="0.0146895">
                <text:p>0.014689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  <table:table-cell office:value-type="float" office:value="0.00754853">
                <text:p>0.0075485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  <table:table-cell office:value-type="float" office:value="0.00387898">
                <text:p>0.003878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  <table:table-cell office:value-type="float" office:value="0.0019933">
                <text:p>0.00199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  <table:table-cell office:value-type="float" office:value="0.0010243">
                <text:p>0.00102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  <table:table-cell office:value-type="float" office:value="0.000526362">
                <text:p>0.0005263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  <table:table-cell office:value-type="float" office:value="0.000270483">
                <text:p>0.00027048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  <table:table-cell office:value-type="float" office:value="0.000138994">
                <text:p>0.00013899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  <table:table-cell office:value-type="float" office:value="0.0000714252">
                <text:p>0.000071425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  <table:table-cell office:value-type="float" office:value="0.0000367035">
                <text:p>0.000036703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  <table:table-cell office:value-type="float" office:value="0.0000188609">
                <text:p>0.000018860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  <table:table-cell office:value-type="float" office:value="0.0000096921">
                <text:p>0.00000969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  <table:table-cell office:value-type="float" office:value="0.00000498051">
                <text:p>0.0000049805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  <table:table-cell office:value-type="float" office:value="0.00000255935">
                <text:p>0.000002559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  <table:table-cell office:value-type="float" office:value="0.00000131518">
                <text:p>0.0000013151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  <table:table-cell office:value-type="float" office:value="0.000000675834">
                <text:p>0.00000067583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  <table:table-cell office:value-type="float" office:value="0.000000347293">
                <text:p>0.00000034729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  <table:table-cell office:value-type="float" office:value="0.000000178464">
                <text:p>0.0000001784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  <table:table-cell office:value-type="float" office:value="0.0000000917079">
                <text:p>0.000000091707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  <table:table-cell office:value-type="float" office:value="0.0000000471262">
                <text:p>0.000000047126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  <table:table-cell office:value-type="float" office:value="0.0000000242169">
                <text:p>0.000000024216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  <table:table-cell office:value-type="float" office:value="0.0000000124444">
                <text:p>0.000000012444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  <table:table-cell office:value-type="float" office:value="0.00000000639483">
                <text:p>0.0000000063948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  <table:table-cell office:value-type="float" office:value="0.00000000328613">
                <text:p>0.000000003286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  <table:table-cell office:value-type="float" office:value="0.00000000168865">
                <text:p>0.0000000016886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  <table:table-cell office:value-type="float" office:value="0.000000000867752">
                <text:p>0.0000000008677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  <table:table-cell office:value-type="float" office:value="0.000000000445914">
                <text:p>0.00000000044591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  <table:table-cell office:value-type="float" office:value="0.000000000229143">
                <text:p>0.00000000022914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  <table:table-cell office:value-type="float" office:value="0.00000000011775">
                <text:p>0.00000000011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  <table:table-cell office:value-type="float" office:value="0.0000000000605087">
                <text:p>0.000000000060508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  <table:table-cell office:value-type="float" office:value="0.0000000000310938">
                <text:p>0.000000000031093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  <table:table-cell office:value-type="float" office:value="0.0000000000159783">
                <text:p>0.00000000001597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  <table:table-cell office:value-type="float" office:value="0.00000000000821079">
                <text:p>0.0000000000082107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  <table:table-cell office:value-type="float" office:value="0.0000000000042193">
                <text:p>0.00000000000421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  <table:table-cell office:value-type="float" office:value="0.00000000000216818">
                <text:p>0.0000000000021681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  <table:table-cell office:value-type="float" office:value="0.00000000000111417">
                <text:p>0.0000000000011141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  <table:table-cell office:value-type="float" office:value="0.000000000000572542">
                <text:p>0.00000000000057254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  <table:table-cell office:value-type="float" office:value="0.000000000000294214">
                <text:p>0.0000000000002942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  <table:table-cell office:value-type="float" office:value="0.000000000000151189">
                <text:p>0.000000000000151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